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8">
      <style:paragraph-properties fo:margin-top="0in" fo:margin-bottom="0in"/>
    </style:style>
    <style:style style:name="P95" style:family="paragraph" style:parent-style-name="Text_20_body" style:list-style-name="L19">
      <style:paragraph-properties fo:margin-top="0in" fo:margin-bottom="0in"/>
    </style:style>
    <style:style style:name="P96" style:family="paragraph" style:parent-style-name="Text_20_body" style:list-style-name="L20">
      <style:paragraph-properties fo:margin-top="0in" fo:margin-bottom="0in"/>
    </style:style>
    <style:style style:name="P97" style:family="paragraph" style:parent-style-name="Text_20_body" style:list-style-name="L21">
      <style:paragraph-properties fo:margin-top="0in" fo:margin-bottom="0in"/>
    </style:style>
    <style:style style:name="P98" style:family="paragraph" style:parent-style-name="Text_20_body" style:list-style-name="L22">
      <style:paragraph-properties fo:margin-top="0in" fo:margin-bottom="0in"/>
    </style:style>
    <style:style style:name="P99" style:family="paragraph" style:parent-style-name="Text_20_body" style:list-style-name="L23">
      <style:paragraph-properties fo:margin-top="0in" fo:margin-bottom="0in"/>
    </style:style>
    <style:style style:name="P100" style:family="paragraph" style:parent-style-name="Text_20_body" style:list-style-name="L24">
      <style:paragraph-properties fo:margin-top="0in" fo:margin-bottom="0in"/>
    </style:style>
    <style:style style:name="P101" style:family="paragraph" style:parent-style-name="Text_20_body" style:list-style-name="L25">
      <style:paragraph-properties fo:margin-top="0in" fo:margin-bottom="0in"/>
    </style:style>
    <style:style style:name="P102" style:family="paragraph" style:parent-style-name="Text_20_body" style:list-style-name="L26">
      <style:paragraph-properties fo:margin-top="0in" fo:margin-bottom="0in"/>
    </style:style>
    <style:style style:name="P103" style:family="paragraph" style:parent-style-name="Text_20_body" style:list-style-name="L27">
      <style:paragraph-properties fo:margin-top="0in" fo:margin-bottom="0in"/>
    </style:style>
    <style:style style:name="P104" style:family="paragraph" style:parent-style-name="Text_20_body" style:list-style-name="L28">
      <style:paragraph-properties fo:margin-top="0in" fo:margin-bottom="0in"/>
    </style:style>
    <style:style style:name="P105" style:family="paragraph" style:parent-style-name="Text_20_body" style:list-style-name="L29">
      <style:paragraph-properties fo:margin-top="0in" fo:margin-bottom="0in"/>
    </style:style>
    <style:style style:name="P106" style:family="paragraph" style:parent-style-name="Text_20_body" style:list-style-name="L30">
      <style:paragraph-properties fo:margin-top="0in" fo:margin-bottom="0in"/>
    </style:style>
    <style:style style:name="P107" style:family="paragraph" style:parent-style-name="Text_20_body" style:list-style-name="L31">
      <style:paragraph-properties fo:margin-top="0in" fo:margin-bottom="0in"/>
    </style:style>
    <style:style style:name="P108" style:family="paragraph" style:parent-style-name="Text_20_body" style:list-style-name="L32">
      <style:paragraph-properties fo:margin-top="0in" fo:margin-bottom="0in"/>
    </style:style>
    <style:style style:name="P109" style:family="paragraph" style:parent-style-name="Text_20_body" style:list-style-name="L33">
      <style:paragraph-properties fo:margin-top="0in" fo:margin-bottom="0in"/>
    </style:style>
    <style:style style:name="P110" style:family="paragraph" style:parent-style-name="Text_20_body" style:list-style-name="L34">
      <style:paragraph-properties fo:margin-top="0in" fo:margin-bottom="0in"/>
    </style:style>
    <style:style style:name="P111" style:family="paragraph" style:parent-style-name="Text_20_body" style:list-style-name="L35">
      <style:paragraph-properties fo:margin-top="0in" fo:margin-bottom="0in"/>
    </style:style>
    <style:style style:name="P112" style:family="paragraph" style:parent-style-name="Text_20_body" style:list-style-name="L36">
      <style:paragraph-properties fo:margin-top="0in" fo:margin-bottom="0in"/>
    </style:style>
    <style:style style:name="P113" style:family="paragraph" style:parent-style-name="Text_20_body" style:list-style-name="L37">
      <style:paragraph-properties fo:margin-top="0in" fo:margin-bottom="0in"/>
    </style:style>
    <style:style style:name="P114" style:family="paragraph" style:parent-style-name="Text_20_body" style:list-style-name="L38">
      <style:paragraph-properties fo:margin-top="0in" fo:margin-bottom="0in"/>
    </style:style>
    <style:style style:name="P115" style:family="paragraph" style:parent-style-name="Text_20_body" style:list-style-name="L39">
      <style:paragraph-properties fo:margin-top="0in" fo:margin-bottom="0in"/>
    </style:style>
    <style:style style:name="P116" style:family="paragraph" style:parent-style-name="Text_20_body" style:list-style-name="L40">
      <style:paragraph-properties fo:margin-top="0in" fo:margin-bottom="0in"/>
    </style:style>
    <style:style style:name="P117" style:family="paragraph" style:parent-style-name="Text_20_body" style:list-style-name="L41">
      <style:paragraph-properties fo:margin-top="0in" fo:margin-bottom="0in"/>
    </style:style>
    <style:style style:name="P118" style:family="paragraph" style:parent-style-name="Text_20_body" style:list-style-name="L42">
      <style:paragraph-properties fo:margin-top="0in" fo:margin-bottom="0in"/>
    </style:style>
    <style:style style:name="P119" style:family="paragraph" style:parent-style-name="Text_20_body" style:list-style-name="L43">
      <style:paragraph-properties fo:margin-top="0in" fo:margin-bottom="0in"/>
    </style:style>
    <style:style style:name="P120" style:family="paragraph" style:parent-style-name="Text_20_body" style:list-style-name="L44">
      <style:paragraph-properties fo:margin-top="0in" fo:margin-bottom="0in"/>
    </style:style>
    <style:style style:name="P121" style:family="paragraph" style:parent-style-name="Text_20_body" style:list-style-name="L45">
      <style:paragraph-properties fo:margin-top="0in" fo:margin-bottom="0in"/>
    </style:style>
    <style:style style:name="P122" style:family="paragraph" style:parent-style-name="Text_20_body" style:list-style-name="L46">
      <style:paragraph-properties fo:margin-top="0in" fo:margin-bottom="0in"/>
    </style:style>
    <style:style style:name="P123" style:family="paragraph" style:parent-style-name="Text_20_body" style:list-style-name="L47">
      <style:paragraph-properties fo:margin-top="0in" fo:margin-bottom="0in"/>
    </style:style>
    <style:style style:name="P124" style:family="paragraph" style:parent-style-name="Text_20_body" style:list-style-name="L48">
      <style:paragraph-properties fo:margin-top="0in" fo:margin-bottom="0in"/>
    </style:style>
    <style:style style:name="P125" style:family="paragraph" style:parent-style-name="Text_20_body" style:list-style-name="L49">
      <style:paragraph-properties fo:margin-top="0in" fo:margin-bottom="0in"/>
    </style:style>
    <style:style style:name="P126" style:family="paragraph" style:parent-style-name="Text_20_body" style:list-style-name="L50">
      <style:paragraph-properties fo:margin-top="0in" fo:margin-bottom="0in"/>
    </style:style>
    <style:style style:name="P127" style:family="paragraph" style:parent-style-name="Text_20_body" style:list-style-name="L51">
      <style:paragraph-properties fo:margin-top="0in" fo:margin-bottom="0in"/>
    </style:style>
    <style:style style:name="P128" style:family="paragraph" style:parent-style-name="Text_20_body" style:list-style-name="L52">
      <style:paragraph-properties fo:margin-top="0in" fo:margin-bottom="0in"/>
    </style:style>
    <style:style style:name="P129" style:family="paragraph" style:parent-style-name="Text_20_body" style:list-style-name="L53">
      <style:paragraph-properties fo:margin-top="0in" fo:margin-bottom="0in"/>
    </style:style>
    <style:style style:name="P130" style:family="paragraph" style:parent-style-name="Text_20_body" style:list-style-name="L54">
      <style:paragraph-properties fo:margin-top="0in" fo:margin-bottom="0in"/>
    </style:style>
    <style:style style:name="P131" style:family="paragraph" style:parent-style-name="Text_20_body" style:list-style-name="L55">
      <style:paragraph-properties fo:margin-top="0in" fo:margin-bottom="0in"/>
    </style:style>
    <style:style style:name="P132" style:family="paragraph" style:parent-style-name="Text_20_body" style:list-style-name="L56">
      <style:paragraph-properties fo:margin-top="0in" fo:margin-bottom="0in"/>
    </style:style>
    <style:style style:name="P133" style:family="paragraph" style:parent-style-name="Text_20_body" style:list-style-name="L57">
      <style:paragraph-properties fo:margin-top="0in" fo:margin-bottom="0in"/>
    </style:style>
    <style:style style:name="P134" style:family="paragraph" style:parent-style-name="Text_20_body" style:list-style-name="L58">
      <style:paragraph-properties fo:margin-top="0in" fo:margin-bottom="0in"/>
    </style:style>
    <style:style style:name="P135" style:family="paragraph" style:parent-style-name="Text_20_body" style:list-style-name="L59">
      <style:paragraph-properties fo:margin-top="0in" fo:margin-bottom="0in"/>
    </style:style>
    <style:style style:name="P136" style:family="paragraph" style:parent-style-name="Text_20_body" style:list-style-name="L60">
      <style:paragraph-properties fo:margin-top="0in" fo:margin-bottom="0in"/>
    </style:style>
    <style:style style:name="P137" style:family="paragraph" style:parent-style-name="Text_20_body" style:list-style-name="L61">
      <style:paragraph-properties fo:margin-top="0in" fo:margin-bottom="0in"/>
    </style:style>
    <style:style style:name="P138" style:family="paragraph" style:parent-style-name="Text_20_body" style:list-style-name="L62">
      <style:paragraph-properties fo:margin-top="0in" fo:margin-bottom="0in"/>
    </style:style>
    <style:style style:name="P139" style:family="paragraph" style:parent-style-name="Text_20_body" style:list-style-name="L63">
      <style:paragraph-properties fo:margin-top="0in" fo:margin-bottom="0in"/>
    </style:style>
    <style:style style:name="P140" style:family="paragraph" style:parent-style-name="Text_20_body" style:list-style-name="L64">
      <style:paragraph-properties fo:margin-top="0in" fo:margin-bottom="0in"/>
    </style:style>
    <style:style style:name="P141" style:family="paragraph" style:parent-style-name="Text_20_body" style:list-style-name="L65">
      <style:paragraph-properties fo:margin-top="0in" fo:margin-bottom="0in"/>
    </style:style>
    <style:style style:name="P142" style:family="paragraph" style:parent-style-name="Text_20_body" style:list-style-name="L66">
      <style:paragraph-properties fo:margin-top="0in" fo:margin-bottom="0in"/>
    </style:style>
    <style:style style:name="P143" style:family="paragraph" style:parent-style-name="Text_20_body" style:list-style-name="L67">
      <style:paragraph-properties fo:margin-top="0in" fo:margin-bottom="0in"/>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paragraph-properties fo:margin-top="0in" fo:margin-bottom="0in"/>
    </style:style>
    <style:style style:name="P159" style:family="paragraph" style:parent-style-name="Text_20_body" style:list-style-name="L83">
      <style:paragraph-properties fo:margin-top="0in" fo:margin-bottom="0in"/>
    </style:style>
    <style:style style:name="P160" style:family="paragraph" style:parent-style-name="Text_20_body" style:list-style-name="L84">
      <style:paragraph-properties fo:margin-top="0in" fo:margin-bottom="0in"/>
    </style:style>
    <style:style style:name="P161" style:family="paragraph" style:parent-style-name="Text_20_body" style:list-style-name="L85">
      <style:paragraph-properties fo:margin-top="0in" fo:margin-bottom="0in"/>
    </style:style>
    <style:style style:name="P162" style:family="paragraph" style:parent-style-name="Text_20_body" style:list-style-name="L86">
      <style:paragraph-properties fo:margin-top="0in" fo:margin-bottom="0in"/>
    </style:style>
    <style:style style:name="P163" style:family="paragraph" style:parent-style-name="Text_20_body" style:list-style-name="L87">
      <style:paragraph-properties fo:margin-top="0in" fo:margin-bottom="0in"/>
    </style:style>
    <style:style style:name="P164" style:family="paragraph" style:parent-style-name="Text_20_body" style:list-style-name="L88">
      <style:paragraph-properties fo:margin-top="0in" fo:margin-bottom="0in"/>
    </style:style>
    <style:style style:name="P165" style:family="paragraph" style:parent-style-name="Text_20_body" style:list-style-name="L89">
      <style:paragraph-properties fo:margin-top="0in" fo:margin-bottom="0in"/>
    </style:style>
    <style:style style:name="P166" style:family="paragraph" style:parent-style-name="Text_20_body" style:list-style-name="L90">
      <style:paragraph-properties fo:margin-top="0in" fo:margin-bottom="0in"/>
    </style:style>
    <style:style style:name="P167" style:family="paragraph" style:parent-style-name="Text_20_body" style:list-style-name="L91">
    </style:style>
  </office:automatic-styles>
  <office:body>
    <office:text>
      <text:h text:style-name="Heading_20_1" text:outline-level="1"><text:bookmark-start text:name="memoire-de-projet---cda"/>Memoire de projet - CDA<text:bookmark-end text:name="memoire-de-projet---cda"/></text:h>
      <text:h text:style-name="Heading_20_2" text:outline-level="2"><text:bookmark-start text:name="page-de-garde"/>Page de garde<text:bookmark-end text:name="page-de-garde"/></text:h>
      <text:p text:style-name="First_20_paragraph"><text:span text:style-name="T1">Titre du memoire</text:span><text:line-break/>Conception et developpement d’un moteur de jeu Warhammer 40K avec intelligence artificielle par renforcement</text:p>
      <text:p text:style-name="Text_20_body"><text:span text:style-name="T1">Nom et prenom :</text:span> [A completer]<text:line-break/><text:span text:style-name="T1">Formation et annee :</text:span> [A completer]<text:line-break/><text:span text:style-name="T1">Entreprise :</text:span> [A completer]<text:line-break/><text:span text:style-name="T1">Tuteur entreprise :</text:span> [A completer]<text:line-break/><text:span text:style-name="T1">Tuteur pedagogique :</text:span> [A completer]<text:line-break/><text:span text:style-name="T1">Date :</text:span> [A completer]</text:p>
      <text:p text:style-name="Horizontal_20_Line"/>
      <text:h text:style-name="Heading_20_2" text:outline-level="2"><text:bookmark-start text:name="remerciements"/>Remerciements<text:bookmark-end text:name="remerciements"/></text:h>
      <text:p text:style-name="First_20_paragraph">Je tiens a remercier l’ensemble des personnes qui m’ont accompagne dans la realisation de ce projet.<text:line-break/>Je remercie particulierement mon tuteur en entreprise, [Nom], pour son encadrement, sa disponibilite et ses conseils techniques.<text:line-break/>Je remercie egalement les membres de l’equipe [Nom du service] pour leur accueil, leurs retours constructifs et leur soutien.<text:line-break/>Enfin, je remercie mes enseignants et l’equipe pedagogique de [Nom de l’ecole/centre] pour leur accompagnement methodologique.</text:p>
      <text:p text:style-name="Horizontal_20_Line"/>
      <text:h text:style-name="Heading_20_2" text:outline-level="2"><text:bookmark-start text:name="resume"/>Resume<text:bookmark-end text:name="resume"/></text:h>
      <text:p text:style-name="First_20_paragraph">Ce memoire presente le developpement d’une application de simulation tactique inspiree de Warhammer 40K. Le projet combine un moteur de jeu par phases, une API Flask, une interface React/TypeScript et un pipeline d’entrainement par apprentissage par renforcement.</text:p>
      <text:p text:style-name="Text_20_body">Le coeur IA s’appuie sur Stable-Baselines3 et sb3-contrib (MaskablePPO) afin de gerer des actions contraintes. L’architecture est organisee en modules (<text:span text:style-name="Source_Text">engine/</text:span>, <text:span text:style-name="Source_Text">ai/</text:span>, <text:span text:style-name="Source_Text">services/</text:span>, <text:span text:style-name="Source_Text">frontend/</text:span>, <text:span text:style-name="Source_Text">config/</text:span>) pour separer clairement les responsabilites : regles du jeu, entrainement des agents, exposition API, visualisation et parametrage.</text:p>
      <text:p text:style-name="Horizontal_20_Line"/>
      <text:h text:style-name="Heading_20_2" text:outline-level="2"><text:bookmark-start text:name="introduction"/>Introduction<text:bookmark-end text:name="introduction"/></text:h>
      <text:p text:style-name="First_20_paragraph">Le projet s’inscrit dans un contexte de developpement logiciel alliant simulation tactique et intelligence artificielle. L’enjeu est de produire un systeme capable de reproduire un tour de jeu structure (mouvement, tir, charge, combat), tout en entrainant des agents IA capables de prendre des decisions valides et utiles tactiquement.</text:p>
      <text:p text:style-name="Text_20_body">Objectifs principaux :</text:p>
      <text:list text:style-name="L1">
        <text:list-item>
          <text:p text:style-name="P1">concevoir un moteur de jeu robuste et conforme aux regles metier ;</text:p>
        </text:list-item>
        <text:list-item>
          <text:p text:style-name="P1">exposer ce moteur via une API backend exploitable par une interface web ;</text:p>
        </text:list-item>
        <text:list-item>
          <text:p text:style-name="P1">proposer une interface de jeu et de replay claire pour observer les decisions ;</text:p>
        </text:list-item>
        <text:list-item>
          <text:p text:style-name="P1">entrainer et evaluer des agents RL sur des scenarios parametrables ;</text:p>
        </text:list-item>
        <text:list-item>
          <text:p text:style-name="P1">documenter l’ensemble selon les attendus RE/REAC du titre CDA.</text:p>
        </text:list-item>
      </text:list>
      <text:p text:style-name="Horizontal_20_Line"/>
      <text:h text:style-name="Heading_20_2" text:outline-level="2"><text:bookmark-start text:name="presentation-du-projet"/>1. Presentation du projet<text:bookmark-end text:name="presentation-du-projet"/></text:h>
      <text:h text:style-name="Heading_20_3" text:outline-level="3"><text:bookmark-start text:name="liste-des-competences-mises-en-oeuvre"/>1.1 Liste des competences mises en oeuvre<text:bookmark-end text:name="liste-des-competences-mises-en-oeuvre"/></text:h>
      <text:p text:style-name="First_20_paragraph">Competences techniques mobilisees :</text:p>
      <text:list text:style-name="L2">
        <text:list-item>
          <text:p text:style-name="P2">developper une API REST securisee avec Flask (<text:span text:style-name="Source_Text">services/api_server.py</text:span>) ;</text:p>
        </text:list-item>
        <text:list-item>
          <text:p text:style-name="P2">concevoir un moteur de simulation en Python (<text:span text:style-name="Source_Text">engine/w40k_core.py</text:span>, <text:span text:style-name="Source_Text">engine/phase_handlers/</text:span>) ;</text:p>
        </text:list-item>
        <text:list-item>
          <text:p text:style-name="P2">developper un frontend React 19 + TypeScript + Vite + PIXI (<text:span text:style-name="Source_Text">frontend/src/</text:span>) ;</text:p>
        </text:list-item>
        <text:list-item>
          <text:p text:style-name="P2">mettre en place un pipeline RL avec MaskablePPO (<text:span text:style-name="Source_Text">ai/train.py</text:span>) ;</text:p>
        </text:list-item>
        <text:list-item>
          <text:p text:style-name="P2">suivre l’entrainement avec callbacks et metriques (<text:span text:style-name="Source_Text">ai/training_callbacks.py</text:span>, <text:span text:style-name="Source_Text">ai/metrics_tracker.py</text:span>) ;</text:p>
        </text:list-item>
        <text:list-item>
          <text:p text:style-name="P2">gerer des configurations d’agents/recompenses/scenarios (<text:span text:style-name="Source_Text">config/agents/...</text:span>) ;</text:p>
        </text:list-item>
        <text:list-item>
          <text:p text:style-name="P2">appliquer une validation stricte des donnees (<text:span text:style-name="Source_Text">shared/data_validation.py</text:span>).</text:p>
        </text:list-item>
      </text:list>
      <text:p text:style-name="First_20_paragraph">Competences transversales :</text:p>
      <text:list text:style-name="L3">
        <text:list-item>
          <text:p text:style-name="P3">analyse du besoin et formalisation technique ;</text:p>
        </text:list-item>
        <text:list-item>
          <text:p text:style-name="P3">gestion iterative du projet ;</text:p>
        </text:list-item>
        <text:list-item>
          <text:p text:style-name="P3">communication ecrite technique ;</text:p>
        </text:list-item>
        <text:list-item>
          <text:p text:style-name="P3">resolution de problemes complexes ;</text:p>
        </text:list-item>
        <text:list-item>
          <text:p text:style-name="P3">veille technologique et securite applicative.</text:p>
        </text:list-item>
      </text:list>
      <text:h text:style-name="Heading_20_3" text:outline-level="3"><text:bookmark-start text:name="cahier-des-charges-expression-des-besoins"/>1.2 Cahier des charges / expression des besoins<text:bookmark-end text:name="cahier-des-charges-expression-des-besoins"/></text:h>
      <text:p text:style-name="First_20_paragraph">Le besoin est de disposer d’une application capable de :</text:p>
      <text:list text:style-name="L4">
        <text:list-item>
          <text:p text:style-name="P4">simuler des affrontements tactiques en respectant des regles de phases ;</text:p>
        </text:list-item>
        <text:list-item>
          <text:p text:style-name="P4">proposer des modes de jeu utilisables (PvP, PvE, Test, Debug) ;</text:p>
        </text:list-item>
        <text:list-item>
          <text:p text:style-name="P4">entrainer des agents IA sur des scenarios reproductibles ;</text:p>
        </text:list-item>
        <text:list-item>
          <text:p text:style-name="P4">suivre les performances via metriques et replays ;</text:p>
        </text:list-item>
        <text:list-item>
          <text:p text:style-name="P4">garantir la coherence de l’etat de jeu et la validite des actions.</text:p>
        </text:list-item>
      </text:list>
      <text:p text:style-name="First_20_paragraph">Contraintes identifiees :</text:p>
      <text:list text:style-name="L5">
        <text:list-item>
          <text:p text:style-name="P5">coherence stricte de l’etat ;</text:p>
        </text:list-item>
        <text:list-item>
          <text:p text:style-name="P5">validation explicite des donnees et erreurs non silencieuses ;</text:p>
        </text:list-item>
        <text:list-item>
          <text:p text:style-name="P5">maintenabilite (separation engine/ai/services/frontend/config) ;</text:p>
        </text:list-item>
        <text:list-item>
          <text:p text:style-name="P5">reproductibilite via fichiers de configuration JSON.</text:p>
        </text:list-item>
      </text:list>
      <text:h text:style-name="Heading_20_3" text:outline-level="3"><text:bookmark-start text:name="presentation-de-lentreprise-ou-du-service"/>1.3 Presentation de l’entreprise ou du service<text:bookmark-end text:name="presentation-de-lentreprise-ou-du-service"/></text:h>
      <text:p text:style-name="First_20_paragraph">[A completer avec ta situation reelle : secteur, taille, organisation, service d’accueil, role du service.]</text:p>
      <text:p text:style-name="Horizontal_20_Line"/>
      <text:h text:style-name="Heading_20_2" text:outline-level="2"><text:bookmark-start text:name="gestion-de-projet"/>2. Gestion de projet<text:bookmark-end text:name="gestion-de-projet"/></text:h>
      <text:h text:style-name="Heading_20_3" text:outline-level="3"><text:bookmark-start text:name="planning-et-suivi"/>2.1 Planning et suivi<text:bookmark-end text:name="planning-et-suivi"/></text:h>
      <text:p text:style-name="First_20_paragraph">Demarche iterative observee dans le repo :</text:p>
      <text:list text:style-name="L6">
        <text:list-item>
          <text:p text:style-name="P6">construction du moteur et des handlers de phases ;</text:p>
        </text:list-item>
        <text:list-item>
          <text:p text:style-name="P6">exposition des fonctionnalites via API ;</text:p>
        </text:list-item>
        <text:list-item>
          <text:p text:style-name="P6">integration frontend pour visualisation et controle ;</text:p>
        </text:list-item>
        <text:list-item>
          <text:p text:style-name="P6">ajout du pipeline IA (entrainement, callbacks, evaluation) ;</text:p>
        </text:list-item>
        <text:list-item>
          <text:p text:style-name="P6">renforcement qualite/securite (validation, scripts de controle, metriques).</text:p>
        </text:list-item>
      </text:list>
      <text:p text:style-name="First_20_paragraph">Suivi d’avancement materialise par :</text:p>
      <text:list text:style-name="L7">
        <text:list-item>
          <text:p text:style-name="P7">configurations versionnees (<text:span text:style-name="Source_Text">config/agents/*</text:span>) ;</text:p>
        </text:list-item>
        <text:list-item>
          <text:p text:style-name="P7">scripts de verification (<text:span text:style-name="Source_Text">scripts/check_ai_rules.py</text:span>, <text:span text:style-name="Source_Text">scripts/audit_shooting_phase.py</text:span>) ;</text:p>
        </text:list-item>
        <text:list-item>
          <text:p text:style-name="P7">callbacks de suivi d’entrainement ;</text:p>
        </text:list-item>
        <text:list-item>
          <text:p text:style-name="P7">logs/replays (<text:span text:style-name="Source_Text">step.log</text:span>, <text:span text:style-name="Source_Text">train_step.log</text:span>, endpoints replay).</text:p>
        </text:list-item>
      </text:list>
      <text:h text:style-name="Heading_20_3" text:outline-level="3"><text:bookmark-start text:name="environnement-humain"/>2.2 Environnement humain<text:bookmark-end text:name="environnement-humain"/></text:h>
      <text:p text:style-name="First_20_paragraph">[A completer avec l’organisation reelle de l’equipe : roles, interactions, frequence des points.]</text:p>
      <text:h text:style-name="Heading_20_3" text:outline-level="3"><text:bookmark-start text:name="objectifs-de-qualite"/>2.3 Objectifs de qualite<text:bookmark-end text:name="objectifs-de-qualite"/></text:h>
      <text:p text:style-name="First_20_paragraph">Objectifs de qualite :</text:p>
      <text:list text:style-name="L8">
        <text:list-item>
          <text:p text:style-name="P8">fiabilite des transitions de phases et des activations ;</text:p>
        </text:list-item>
        <text:list-item>
          <text:p text:style-name="P8">validation stricte des cles/valeurs ;</text:p>
        </text:list-item>
        <text:list-item>
          <text:p text:style-name="P8">traçabilite via logs et replay ;</text:p>
        </text:list-item>
        <text:list-item>
          <text:p text:style-name="P8">separabilite des modules ;</text:p>
        </text:list-item>
        <text:list-item>
          <text:p text:style-name="P8">suivi quantitatif de l’entrainement.</text:p>
        </text:list-item>
      </text:list>
      <text:p text:style-name="First_20_paragraph">Mesures appliquees :</text:p>
      <text:list text:style-name="L9">
        <text:list-item>
          <text:p text:style-name="P9">conventions de code et regles projet ;</text:p>
        </text:list-item>
        <text:list-item>
          <text:p text:style-name="P9">scripts de controle de conformite ;</text:p>
        </text:list-item>
        <text:list-item>
          <text:p text:style-name="P9">callbacks d’evaluation bot + sauvegarde meilleur modele ;</text:p>
        </text:list-item>
        <text:list-item>
          <text:p text:style-name="P9">gestion explicite des erreurs cote API.</text:p>
        </text:list-item>
      </text:list>
      <text:p text:style-name="Horizontal_20_Line"/>
      <text:h text:style-name="Heading_20_2" text:outline-level="2"><text:bookmark-start text:name="specifications-fonctionnelles-et-techniques"/>3. Specifications fonctionnelles et techniques<text:bookmark-end text:name="specifications-fonctionnelles-et-techniques"/></text:h>
      <text:h text:style-name="Heading_20_3" text:outline-level="3"><text:bookmark-start text:name="specifications-fonctionnelles"/>3.1 Specifications fonctionnelles<text:bookmark-end text:name="specifications-fonctionnelles"/></text:h>
      <text:p text:style-name="First_20_paragraph">Fonctionnalites majeures implementees :</text:p>
      <text:list text:style-name="L10">
        <text:list-item>
          <text:p text:style-name="P10">lancement d’une partie (<text:span text:style-name="Source_Text">POST /api/game/start</text:span>) ;</text:p>
        </text:list-item>
        <text:list-item>
          <text:p text:style-name="P10">execution d’actions (<text:span text:style-name="Source_Text">POST /api/game/action</text:span>) ;</text:p>
        </text:list-item>
        <text:list-item>
          <text:p text:style-name="P10">tour IA en PvE (<text:span text:style-name="Source_Text">POST /api/game/ai-turn</text:span>) ;</text:p>
        </text:list-item>
        <text:list-item>
          <text:p text:style-name="P10">consultation de l’etat (<text:span text:style-name="Source_Text">GET /api/game/state</text:span>) ;</text:p>
        </text:list-item>
        <text:list-item>
          <text:p text:style-name="P10">reset (<text:span text:style-name="Source_Text">POST /api/game/reset</text:span>) ;</text:p>
        </text:list-item>
        <text:list-item>
          <text:p text:style-name="P10">replay (parse, lecture fichier, listing logs) ;</text:p>
        </text:list-item>
        <text:list-item>
          <text:p text:style-name="P10">authentification utilisateur (<text:span text:style-name="Source_Text">/api/auth/register</text:span>, <text:span text:style-name="Source_Text">/api/auth/login</text:span>, <text:span text:style-name="Source_Text">/api/auth/me</text:span>).</text:p>
        </text:list-item>
      </text:list>
      <text:h text:style-name="Heading_20_3" text:outline-level="3"><text:bookmark-start text:name="contraintes-du-projet-et-livrables-attendus"/>3.2 Contraintes du projet et livrables attendus<text:bookmark-end text:name="contraintes-du-projet-et-livrables-attendus"/></text:h>
      <text:p text:style-name="First_20_paragraph">Contraintes techniques :</text:p>
      <text:list text:style-name="L11">
        <text:list-item>
          <text:p text:style-name="P11">respect des regles de phase et pools d’activation ;</text:p>
        </text:list-item>
        <text:list-item>
          <text:p text:style-name="P11">prevention des etats invalides ;</text:p>
        </text:list-item>
        <text:list-item>
          <text:p text:style-name="P11">compatibilite front/back en JSON ;</text:p>
        </text:list-item>
        <text:list-item>
          <text:p text:style-name="P11">entrainement RL parallele (n_envs configurable).</text:p>
        </text:list-item>
      </text:list>
      <text:p text:style-name="First_20_paragraph">Livrables techniques :</text:p>
      <text:list text:style-name="L12">
        <text:list-item>
          <text:p text:style-name="P12">moteur : <text:span text:style-name="Source_Text">engine/</text:span> ;</text:p>
        </text:list-item>
        <text:list-item>
          <text:p text:style-name="P12">API Flask : <text:span text:style-name="Source_Text">services/api_server.py</text:span> ;</text:p>
        </text:list-item>
        <text:list-item>
          <text:p text:style-name="P12">frontend : <text:span text:style-name="Source_Text">frontend/src/</text:span> ;</text:p>
        </text:list-item>
        <text:list-item>
          <text:p text:style-name="P12">IA entrainement : <text:span text:style-name="Source_Text">ai/train.py</text:span> + modules associes ;</text:p>
        </text:list-item>
        <text:list-item>
          <text:p text:style-name="P12">configurations : <text:span text:style-name="Source_Text">config/agents/*</text:span> ;</text:p>
        </text:list-item>
        <text:list-item>
          <text:p text:style-name="P12">scripts d’audit/verification : <text:span text:style-name="Source_Text">scripts/*.py</text:span> ;</text:p>
        </text:list-item>
        <text:list-item>
          <text:p text:style-name="P12">documentation : <text:span text:style-name="Source_Text">Documentation/</text:span>.</text:p>
        </text:list-item>
      </text:list>
      <text:h text:style-name="Heading_20_3" text:outline-level="3"><text:bookmark-start text:name="architecture-logicielle"/>3.3 Architecture logicielle<text:bookmark-end text:name="architecture-logicielle"/></text:h>
      <text:p text:style-name="First_20_paragraph">Architecture en couches :</text:p>
      <text:list text:style-name="L13">
        <text:list-item>
          <text:p text:style-name="P13"><text:span text:style-name="T1">Moteur (</text:span><text:span text:style-name="Source_Text">engine/</text:span><text:span text:style-name="T1">)</text:span> : <text:span text:style-name="Source_Text">W40KEngine</text:span> (gymnasium Env), handlers de phases, decodeur d’actions, calcul de recompense, construction d’observation.</text:p>
        </text:list-item>
        <text:list-item>
          <text:p text:style-name="P13"><text:span text:style-name="T1">IA (</text:span><text:span text:style-name="Source_Text">ai/</text:span><text:span text:style-name="T1">)</text:span> : entrainement MaskablePPO, vectorisation env, callbacks, evaluation bots, metriques TensorBoard.</text:p>
        </text:list-item>
        <text:list-item>
          <text:p text:style-name="P13"><text:span text:style-name="T1">API (</text:span><text:span text:style-name="Source_Text">services/</text:span><text:span text:style-name="T1">)</text:span> : endpoints auth/game/replay/health/debug, serialisation du game state.</text:p>
        </text:list-item>
        <text:list-item>
          <text:p text:style-name="P13"><text:span text:style-name="T1">Frontend (</text:span><text:span text:style-name="Source_Text">frontend/</text:span><text:span text:style-name="T1">)</text:span> : routes protegees, hook API (<text:span text:style-name="Source_Text">useEngineAPI</text:span>), plateau PIXI (<text:span text:style-name="Source_Text">BoardPvp</text:span>), suivi des phases/logs.</text:p>
        </text:list-item>
        <text:list-item>
          <text:p text:style-name="P13"><text:span text:style-name="T1">Config (</text:span><text:span text:style-name="Source_Text">config/</text:span><text:span text:style-name="T1">)</text:span> : entrainement, recompenses, scenarios, options de jeu.</text:p>
        </text:list-item>
      </text:list>
      <text:h text:style-name="Heading_20_3" text:outline-level="3"><text:bookmark-start text:name="maquettes-et-enchainement-des-maquettes"/>3.4 Maquettes et enchainement des maquettes<text:bookmark-end text:name="maquettes-et-enchainement-des-maquettes"/></text:h>
      <text:p text:style-name="First_20_paragraph">Enchainement fonctionnel actuel :</text:p>
      <text:list text:style-name="L14">
        <text:list-item>
          <text:p text:style-name="P14"><text:span text:style-name="Source_Text">/auth</text:span> : authentification (<text:span text:style-name="Source_Text">AuthPage.tsx</text:span>) ;</text:p>
        </text:list-item>
        <text:list-item>
          <text:p text:style-name="P14">redirection vers <text:span text:style-name="Source_Text">/game?mode=pve</text:span> si session valide (<text:span text:style-name="Source_Text">Routes.tsx</text:span>) ;</text:p>
        </text:list-item>
        <text:list-item>
          <text:p text:style-name="P14">page de jeu (<text:span text:style-name="Source_Text">BoardWithAPI.tsx</text:span>) avec plateau, statut unites, log et suivi de phase ;</text:p>
        </text:list-item>
        <text:list-item>
          <text:p text:style-name="P14">mode replay (<text:span text:style-name="Source_Text">ReplayPage.tsx</text:span>, <text:span text:style-name="Source_Text">BoardReplay.tsx</text:span>).</text:p>
        </text:list-item>
      </text:list>
      <text:h text:style-name="Heading_20_3" text:outline-level="3"><text:bookmark-start text:name="modele-entite-association-et-modele-physique-de-la-base-de-donnees"/>3.5 Modele entite-association et modele physique de la base de donnees<text:bookmark-end text:name="modele-entite-association-et-modele-physique-de-la-base-de-donnees"/></text:h>
      <text:p text:style-name="First_20_paragraph">Base orientee authentification/autorisations (<text:span text:style-name="Source_Text">config/users.db</text:span>), creee par <text:span text:style-name="Source_Text">initialize_auth_db()</text:span> :</text:p>
      <text:list text:style-name="L15">
        <text:list-item>
          <text:p text:style-name="P15"><text:span text:style-name="Source_Text">profiles</text:span></text:p>
        </text:list-item>
        <text:list-item>
          <text:p text:style-name="P15"><text:span text:style-name="Source_Text">users</text:span></text:p>
        </text:list-item>
        <text:list-item>
          <text:p text:style-name="P15"><text:span text:style-name="Source_Text">game_modes</text:span></text:p>
        </text:list-item>
        <text:list-item>
          <text:p text:style-name="P15"><text:span text:style-name="Source_Text">options</text:span></text:p>
        </text:list-item>
        <text:list-item>
          <text:p text:style-name="P15"><text:span text:style-name="Source_Text">profile_game_modes</text:span></text:p>
        </text:list-item>
        <text:list-item>
          <text:p text:style-name="P15"><text:span text:style-name="Source_Text">profile_options</text:span></text:p>
        </text:list-item>
        <text:list-item>
          <text:p text:style-name="P15"><text:span text:style-name="Source_Text">sessions</text:span></text:p>
        </text:list-item>
      </text:list>
      <text:p text:style-name="First_20_paragraph">Relations :</text:p>
      <text:list text:style-name="L16">
        <text:list-item>
          <text:p text:style-name="P16">un <text:span text:style-name="Source_Text">user</text:span> appartient a un <text:span text:style-name="Source_Text">profile</text:span> ;</text:p>
        </text:list-item>
        <text:list-item>
          <text:p text:style-name="P16">un <text:span text:style-name="Source_Text">profile</text:span> autorise plusieurs <text:span text:style-name="Source_Text">game_modes</text:span> ;</text:p>
        </text:list-item>
        <text:list-item>
          <text:p text:style-name="P16">un <text:span text:style-name="Source_Text">profile</text:span> active plusieurs <text:span text:style-name="Source_Text">options</text:span> ;</text:p>
        </text:list-item>
        <text:list-item>
          <text:p text:style-name="P16">une <text:span text:style-name="Source_Text">session</text:span> est rattachee a un <text:span text:style-name="Source_Text">user</text:span>.</text:p>
        </text:list-item>
      </text:list>
      <text:h text:style-name="Heading_20_3" text:outline-level="3"><text:bookmark-start text:name="script-de-creation-ou-de-modification-de-la-base-de-donnees"/>3.6 Script de creation ou de modification de la base de donnees<text:bookmark-end text:name="script-de-creation-ou-de-modification-de-la-base-de-donnees"/></text:h>
      <text:p text:style-name="First_20_paragraph">Le script SQL est integre dans <text:span text:style-name="Source_Text">services/api_server.py</text:span> (fonction <text:span text:style-name="Source_Text">initialize_auth_db</text:span>, <text:span text:style-name="Source_Text">cursor.executescript(...)</text:span>).</text:p>
      <text:p text:style-name="Text_20_body">Il couvre :</text:p>
      <text:list text:style-name="L17">
        <text:list-item>
          <text:p text:style-name="P17">creation des tables auth ;</text:p>
        </text:list-item>
        <text:list-item>
          <text:p text:style-name="P17">seed des profils <text:span text:style-name="Source_Text">base</text:span> et <text:span text:style-name="Source_Text">admin</text:span> ;</text:p>
        </text:list-item>
        <text:list-item>
          <text:p text:style-name="P17">seed des modes (<text:span text:style-name="Source_Text">pve</text:span>, <text:span text:style-name="Source_Text">pvp</text:span>, <text:span text:style-name="Source_Text">debug</text:span>, <text:span text:style-name="Source_Text">test</text:span>) ;</text:p>
        </text:list-item>
        <text:list-item>
          <text:p text:style-name="P17">seed des options (<text:span text:style-name="Source_Text">show_advance_warning</text:span>, <text:span text:style-name="Source_Text">auto_weapon_selection</text:span>) ;</text:p>
        </text:list-item>
        <text:list-item>
          <text:p text:style-name="P17">affectation des permissions par profil.</text:p>
        </text:list-item>
      </text:list>
      <text:h text:style-name="Heading_20_3" text:outline-level="3"><text:bookmark-start text:name="diagrammes-uml-plantuml-pret-a-exporter"/>3.7 Diagrammes UML (PlantUML pret a exporter)<text:bookmark-end text:name="diagrammes-uml-plantuml-pret-a-exporter"/></text:h>
      <text:h text:style-name="Heading_20_4" text:outline-level="4"><text:bookmark-start text:name="diagramme-de-cas-dutilisation"/>3.7.1 Diagramme de cas d’utilisation<text:bookmark-end text:name="diagramme-de-cas-dutilisation"/></text:h>
      <text:p text:style-name="First_20_paragraph">Code PlantUML (copier-coller tel quel) :</text:p>
      <text:p text:style-name="P18">@startuml</text:p>
      <text:p text:style-name="P19">left to right direction</text:p>
      <text:p text:style-name="P20">skinparam packageStyle rectangle</text:p>
      <text:p text:style-name="P21"/>
      <text:p text:style-name="P22">actor "Joueur" as Player</text:p>
      <text:p text:style-name="P23">actor "Admin" as Admin</text:p>
      <text:p text:style-name="P24">actor "Agent IA (P2)" as AI</text:p>
      <text:p text:style-name="P25"/>
      <text:p text:style-name="P26">rectangle "Application W40K" {</text:p>
      <text:p text:style-name="P27"><text:s text:c="2"/>usecase "S'authentifier" as UC_Login</text:p>
      <text:p text:style-name="P28"><text:s text:c="2"/>usecase "Demarrer une partie" as UC_Start</text:p>
      <text:p text:style-name="P29"><text:s text:c="2"/>usecase "Jouer une action" as UC_Action</text:p>
      <text:p text:style-name="P30"><text:s text:c="2"/>usecase "Consulter l'etat de partie" as UC_State</text:p>
      <text:p text:style-name="P31"><text:s text:c="2"/>usecase "Declencher tour IA" as UC_AITurn</text:p>
      <text:p text:style-name="P32"><text:s text:c="2"/>usecase "Consulter replay" as UC_Replay</text:p>
      <text:p text:style-name="P33"><text:s text:c="2"/>usecase "Utiliser mode Debug/Test" as UC_Debug</text:p>
      <text:p text:style-name="P34">}</text:p>
      <text:p text:style-name="P35"/>
      <text:p text:style-name="P36">Player --&gt; UC_Login</text:p>
      <text:p text:style-name="P37">Player --&gt; UC_Start</text:p>
      <text:p text:style-name="P38">Player --&gt; UC_Action</text:p>
      <text:p text:style-name="P39">Player --&gt; UC_State</text:p>
      <text:p text:style-name="P40">Player --&gt; UC_Replay</text:p>
      <text:p text:style-name="P41"/>
      <text:p text:style-name="P42">AI --&gt; UC_AITurn</text:p>
      <text:p text:style-name="P43"/>
      <text:p text:style-name="P44">Admin --&gt; UC_Login</text:p>
      <text:p text:style-name="P45">Admin --&gt; UC_Debug</text:p>
      <text:p text:style-name="P46">Admin --&gt; UC_Start</text:p>
      <text:p text:style-name="P47">Admin --&gt; UC_State</text:p>
      <text:p text:style-name="P48"/>
      <text:p text:style-name="P49">UC_AITurn .&gt; UC_State : &lt;&lt;include&gt;&gt;</text:p>
      <text:p text:style-name="P50">UC_Action .&gt; UC_State : &lt;&lt;include&gt;&gt;</text:p>
      <text:p text:style-name="P51">@enduml</text:p>
      <text:p text:style-name="First_20_paragraph"><text:span text:style-name="T1">Texte explicatif a coller sous la figure :</text:span><text:line-break/>Ce diagramme presente les interactions principales avec l’application : authentification, lancement de partie, execution d’actions, consultation d’etat et replay. Les modes Debug/Test sont reserves aux profils autorises (admin).</text:p>
      <text:h text:style-name="Heading_20_4" text:outline-level="4"><text:bookmark-start text:name="diagramme-de-sequence-flux-principal-de-jeu"/>3.7.2 Diagramme de sequence (flux principal de jeu)<text:bookmark-end text:name="diagramme-de-sequence-flux-principal-de-jeu"/></text:h>
      <text:p text:style-name="First_20_paragraph">Code PlantUML (copier-coller tel quel) :</text:p>
      <text:p text:style-name="P52">@startuml</text:p>
      <text:p text:style-name="P53">autonumber</text:p>
      <text:p text:style-name="P54"/>
      <text:p text:style-name="P55">actor Joueur</text:p>
      <text:p text:style-name="P56">participant "Frontend\n(React)" as FE</text:p>
      <text:p text:style-name="P57">participant "API Flask\n(api_server.py)" as API</text:p>
      <text:p text:style-name="P58">participant "Moteur\n(W40KEngine)" as ENG</text:p>
      <text:p text:style-name="P59">participant "Controleur PvE\n(PvEController)" as PVE</text:p>
      <text:p text:style-name="P60">participant "Modele IA\n(MaskablePPO)" as MODEL</text:p>
      <text:p text:style-name="P61"/>
      <text:p text:style-name="P62">Joueur -&gt; FE : Se connecter</text:p>
      <text:p text:style-name="P63">FE -&gt; API : POST /api/auth/login</text:p>
      <text:p text:style-name="P64">API --&gt; FE : access_token + permissions</text:p>
      <text:p text:style-name="P65"/>
      <text:p text:style-name="P66">Joueur -&gt; FE : Demarrer partie (mode pve)</text:p>
      <text:p text:style-name="P67">FE -&gt; API : POST /api/game/start</text:p>
      <text:p text:style-name="P68">API -&gt; ENG : initialize/reset()</text:p>
      <text:p text:style-name="P69">ENG --&gt; API : game_state initial</text:p>
      <text:p text:style-name="P70">API --&gt; FE : JSON game_state</text:p>
      <text:p text:style-name="P71"/>
      <text:p text:style-name="P72">loop Tour joueur humain</text:p>
      <text:p text:style-name="P73"><text:s text:c="2"/>Joueur -&gt; FE : Choisir action</text:p>
      <text:p text:style-name="P74"><text:s text:c="2"/>FE -&gt; API : POST /api/game/action</text:p>
      <text:p text:style-name="P75"><text:s text:c="2"/>API -&gt; ENG : step(action)</text:p>
      <text:p text:style-name="P76"><text:s text:c="2"/>ENG --&gt; API : resultat + nouvel etat</text:p>
      <text:p text:style-name="P77"><text:s text:c="2"/>API --&gt; FE : game_state mis a jour</text:p>
      <text:p text:style-name="P78">end</text:p>
      <text:p text:style-name="P79"/>
      <text:p text:style-name="P80">opt Tour IA (mode PvE)</text:p>
      <text:p text:style-name="P81"><text:s text:c="2"/>FE -&gt; API : POST /api/game/ai-turn</text:p>
      <text:p text:style-name="P82"><text:s text:c="2"/>API -&gt; PVE : get_ai_action(game_state)</text:p>
      <text:p text:style-name="P83"><text:s text:c="2"/>PVE -&gt; MODEL : predict(observation, action_mask)</text:p>
      <text:p text:style-name="P84"><text:s text:c="2"/>MODEL --&gt; PVE : action</text:p>
      <text:p text:style-name="P85"><text:s text:c="2"/>PVE --&gt; API : action IA</text:p>
      <text:p text:style-name="P86"><text:s text:c="2"/>API -&gt; ENG : step(action_ia)</text:p>
      <text:p text:style-name="P87"><text:s text:c="2"/>ENG --&gt; API : nouvel etat</text:p>
      <text:p text:style-name="P88"><text:s text:c="2"/>API --&gt; FE : game_state mis a jour</text:p>
      <text:p text:style-name="P89">end</text:p>
      <text:p text:style-name="P90"/>
      <text:p text:style-name="P91">FE -&gt; API : GET /api/game/state</text:p>
      <text:p text:style-name="P92">API --&gt; FE : etat courant</text:p>
      <text:p text:style-name="P93">@enduml</text:p>
      <text:p text:style-name="First_20_paragraph"><text:span text:style-name="T1">Texte explicatif a coller sous la figure :</text:span><text:line-break/>Ce diagramme illustre le flux d’une partie en mode PvE : authentification, demarrage, boucle d’actions joueur, tour IA via <text:span text:style-name="Source_Text">PvEController</text:span> et <text:span text:style-name="Source_Text">MaskablePPO</text:span>, puis synchronisation continue de l’etat de jeu entre backend et frontend.</text:p>
      <text:p text:style-name="Horizontal_20_Line"/>
      <text:h text:style-name="Heading_20_2" text:outline-level="2"><text:bookmark-start text:name="realisations-techniques"/>4. Realisations techniques<text:bookmark-end text:name="realisations-techniques"/></text:h>
      <text:h text:style-name="Heading_20_3" text:outline-level="3"><text:bookmark-start text:name="specifications-techniques-du-projet"/>4.1 Specifications techniques du projet<text:bookmark-end text:name="specifications-techniques-du-projet"/></text:h>
      <text:p text:style-name="First_20_paragraph">Stack observee :</text:p>
      <text:list text:style-name="L18">
        <text:list-item>
          <text:p text:style-name="P94">Backend : Python + Flask + SQLite.</text:p>
        </text:list-item>
        <text:list-item>
          <text:p text:style-name="P94">IA : Stable-Baselines3 + sb3-contrib (MaskablePPO) + gymnasium.</text:p>
        </text:list-item>
        <text:list-item>
          <text:p text:style-name="P94">Frontend : React 19.1.1, TypeScript 5.8, Vite 7.1.2, React Router 7.8.2, PIXI 7.4.3.</text:p>
        </text:list-item>
        <text:list-item>
          <text:p text:style-name="P94">Styling : Tailwind CSS 4 + PostCSS/Autoprefixer.</text:p>
        </text:list-item>
      </text:list>
      <text:h text:style-name="Heading_20_3" text:outline-level="3"><text:bookmark-start text:name="captures-decran-et-extraits-de-code"/>4.2 Captures d’ecran et extraits de code<text:bookmark-end text:name="captures-decran-et-extraits-de-code"/></text:h>
      <text:p text:style-name="First_20_paragraph">Elements a illustrer :</text:p>
      <text:list text:style-name="L19">
        <text:list-item>
          <text:p text:style-name="P95">endpoint auth (<text:span text:style-name="Source_Text">/api/auth/login</text:span>) ;</text:p>
        </text:list-item>
        <text:list-item>
          <text:p text:style-name="P95">endpoint jeu (<text:span text:style-name="Source_Text">/api/game/start</text:span>) ;</text:p>
        </text:list-item>
        <text:list-item>
          <text:p text:style-name="P95">composant principal (<text:span text:style-name="Source_Text">BoardWithAPI.tsx</text:span>) ;</text:p>
        </text:list-item>
        <text:list-item>
          <text:p text:style-name="P95">rendu plateau (<text:span text:style-name="Source_Text">BoardPvp.tsx</text:span>) ;</text:p>
        </text:list-item>
        <text:list-item>
          <text:p text:style-name="P95">config entrainement (<text:span text:style-name="Source_Text">..._training_config.json</text:span>) ;</text:p>
        </text:list-item>
        <text:list-item>
          <text:p text:style-name="P95">callback d’evaluation (<text:span text:style-name="Source_Text">BotEvaluationCallback</text:span>).</text:p>
        </text:list-item>
      </text:list>
      <text:h text:style-name="Heading_20_3" text:outline-level="3"><text:bookmark-start text:name="securite"/>4.3 Securite<text:bookmark-end text:name="securite"/></text:h>
      <text:p text:style-name="First_20_paragraph">Mesures implementees :</text:p>
      <text:list text:style-name="L20">
        <text:list-item>
          <text:p text:style-name="P96">hash mot de passe PBKDF2-HMAC-SHA256 (200000 iterations) ;</text:p>
        </text:list-item>
        <text:list-item>
          <text:p text:style-name="P96">salt aleatoire + comparaison securisee ;</text:p>
        </text:list-item>
        <text:list-item>
          <text:p text:style-name="P96">token bearer de session ;</text:p>
        </text:list-item>
        <text:list-item>
          <text:p text:style-name="P96">controle des modes autorises selon profil ;</text:p>
        </text:list-item>
        <text:list-item>
          <text:p text:style-name="P96">protection anti path traversal sur endpoints replay ;</text:p>
        </text:list-item>
        <text:list-item>
          <text:p text:style-name="P96">validation stricte des donnees via <text:span text:style-name="Source_Text">require_key</text:span>.</text:p>
        </text:list-item>
      </text:list>
      <text:h text:style-name="Heading_20_3" text:outline-level="3"><text:bookmark-start text:name="plan-de-tests"/>4.4 Plan de tests<text:bookmark-end text:name="plan-de-tests"/></text:h>
      <text:p text:style-name="First_20_paragraph">Plan de test base sur le repo :</text:p>
      <text:list text:style-name="L21">
        <text:list-item>
          <text:p text:style-name="P97">test de fonctionnement moteur : <text:span text:style-name="Source_Text">main.py::test_basic_functionality()</text:span> ;</text:p>
        </text:list-item>
        <text:list-item>
          <text:p text:style-name="P97">verification conformite regles : <text:span text:style-name="Source_Text">scripts/check_ai_rules.py</text:span> ;</text:p>
        </text:list-item>
        <text:list-item>
          <text:p text:style-name="P97">audit phase de tir : <text:span text:style-name="Source_Text">scripts/audit_shooting_phase.py</text:span> ;</text:p>
        </text:list-item>
        <text:list-item>
          <text:p text:style-name="P97">evaluation IA contre bots : <text:span text:style-name="Source_Text">ai/bot_evaluation.py</text:span> ;</text:p>
        </text:list-item>
        <text:list-item>
          <text:p text:style-name="P97">suivi metriques TensorBoard : <text:span text:style-name="Source_Text">ai/metrics_tracker.py</text:span>.</text:p>
        </text:list-item>
      </text:list>
      <text:p text:style-name="First_20_paragraph">Note : pas de suite <text:span text:style-name="Source_Text">pytest</text:span> complete dans l’etat actuel ; verification principalement par simulation, scripts et metriques.</text:p>
      <text:h text:style-name="Heading_20_3" text:outline-level="3"><text:bookmark-start text:name="jeu-dessai"/>4.5 Jeu d’essai<text:bookmark-end text:name="jeu-dessai"/></text:h>
      <text:p text:style-name="First_20_paragraph">Exemple concret :</text:p>
      <text:list text:style-name="L22">
        <text:list-item>
          <text:p text:style-name="P98">Agent : <text:span text:style-name="Source_Text">SpaceMarine_Infantry_Troop_RangedSwarm</text:span></text:p>
        </text:list-item>
        <text:list-item>
          <text:p text:style-name="P98">Fichier training : <text:span text:style-name="Source_Text">config/agents/SpaceMarine_Infantry_Troop_RangedSwarm/SpaceMarine_Infantry_Troop_RangedSwarm_training_config.json</text:span></text:p>
        </text:list-item>
        <text:list-item>
          <text:p text:style-name="P98">Profil default :</text:p>
          <text:list text:style-name="L23">
            <text:list-item>
              <text:p text:style-name="P99"><text:span text:style-name="Source_Text">total_episodes</text:span>: 30000</text:p>
            </text:list-item>
            <text:list-item>
              <text:p text:style-name="P99"><text:span text:style-name="Source_Text">n_envs</text:span>: 48</text:p>
            </text:list-item>
            <text:list-item>
              <text:p text:style-name="P99"><text:span text:style-name="Source_Text">obs_size</text:span>: 323</text:p>
            </text:list-item>
            <text:list-item>
              <text:p text:style-name="P99"><text:span text:style-name="Source_Text">learning_rate</text:span>: 0.0002 -&gt; 0.00006</text:p>
            </text:list-item>
            <text:list-item>
              <text:p text:style-name="P99"><text:span text:style-name="Source_Text">n_steps</text:span>: 16384</text:p>
            </text:list-item>
            <text:list-item>
              <text:p text:style-name="P99"><text:span text:style-name="Source_Text">batch_size</text:span>: 4096</text:p>
            </text:list-item>
          </text:list>
        </text:list-item>
        <text:list-item>
          <text:p text:style-name="P98">Scenario :</text:p>
          <text:list text:style-name="L24">
            <text:list-item>
              <text:p text:style-name="P100"><text:span text:style-name="Source_Text">config/agents/SpaceMarine_Infantry_Troop_RangedSwarm/scenarios/SpaceMarine_Infantry_Troop_RangedSwarm_scenario_bot-1.json</text:span></text:p>
            </text:list-item>
            <text:list-item>
              <text:p text:style-name="P100">14 unites total (5 Space Marines joueur 1, 9 Tyranids joueur 2)</text:p>
            </text:list-item>
            <text:list-item>
              <text:p text:style-name="P100">5 objectifs (<text:span text:style-name="Source_Text">West</text:span>, <text:span text:style-name="Source_Text">North</text:span>, <text:span text:style-name="Source_Text">East</text:span>, <text:span text:style-name="Source_Text">South</text:span>, <text:span text:style-name="Source_Text">Center</text:span>)</text:p>
            </text:list-item>
          </text:list>
        </text:list-item>
      </text:list>
      <text:p text:style-name="First_20_paragraph">Resultats observes : [A completer avec captures TensorBoard / logs / win rates.]</text:p>
      <text:h text:style-name="Heading_20_3" text:outline-level="3"><text:bookmark-start text:name="veille-technologique"/>4.6 Veille technologique<text:bookmark-end text:name="veille-technologique"/></text:h>
      <text:p text:style-name="First_20_paragraph">Axes de veille alignes avec les choix projet :</text:p>
      <text:list text:style-name="L25">
        <text:list-item>
          <text:p text:style-name="P101">apprentissage par renforcement avec action masking ;</text:p>
        </text:list-item>
        <text:list-item>
          <text:p text:style-name="P101">evaluation robuste via bots de reference ;</text:p>
        </text:list-item>
        <text:list-item>
          <text:p text:style-name="P101">pilotage par metriques d’entrainement ;</text:p>
        </text:list-item>
        <text:list-item>
          <text:p text:style-name="P101">pratiques de securisation backend ;</text:p>
        </text:list-item>
        <text:list-item>
          <text:p text:style-name="P101">conformite RE/REAC (qualite, tests, documentation).</text:p>
        </text:list-item>
      </text:list>
      <text:p text:style-name="Horizontal_20_Line"/>
      <text:h text:style-name="Heading_20_2" text:outline-level="2"><text:bookmark-start text:name="conclusion"/>5. Conclusion<text:bookmark-end text:name="conclusion"/></text:h>
      <text:p text:style-name="First_20_paragraph">Le projet a permis de realiser une application complete combinant moteur de simulation, API web, interface utilisateur et entrainement IA. Les objectifs de modularite, de coherence d’etat, de validation stricte et de suivi des performances ont ete atteints.</text:p>
      <text:p text:style-name="Text_20_body">Les difficultes principales ont porte sur la complexite des regles de phase, la synchronisation front/back et le reglage des hyperparametres. Les solutions retenues reposent sur une architecture decoupee, des conventions strictes, des scripts de controle et un pilotage par metriques.</text:p>
      <text:p text:style-name="Text_20_body">Perspectives :</text:p>
      <text:list text:style-name="L26">
        <text:list-item>
          <text:p text:style-name="P102">formaliser une campagne de tests automatisee (pytest/integration) ;</text:p>
        </text:list-item>
        <text:list-item>
          <text:p text:style-name="P102">enrichir les scenarios et la couverture des evaluations bots ;</text:p>
        </text:list-item>
        <text:list-item>
          <text:p text:style-name="P102">renforcer l’industrialisation CI/CD ;</text:p>
        </text:list-item>
        <text:list-item>
          <text:p text:style-name="P102">poursuivre l’optimisation des modeles IA.</text:p>
        </text:list-item>
      </text:list>
      <text:p text:style-name="Horizontal_20_Line"/>
      <text:h text:style-name="Heading_20_2" text:outline-level="2"><text:bookmark-start text:name="annexes"/>Annexes<text:bookmark-end text:name="annexes"/></text:h>
      <text:p text:style-name="First_20_paragraph">Annexes a joindre :</text:p>
      <text:list text:style-name="L27">
        <text:list-item>
          <text:p text:style-name="P103">captures d’ecran des vues principales (<text:span text:style-name="Source_Text">/auth</text:span>, <text:span text:style-name="Source_Text">/game</text:span>, replay) ;</text:p>
        </text:list-item>
        <text:list-item>
          <text:p text:style-name="P103">extraits de code :</text:p>
          <text:list text:style-name="L28">
            <text:list-item>
              <text:p text:style-name="P104"><text:span text:style-name="Source_Text">services/api_server.py</text:span></text:p>
            </text:list-item>
            <text:list-item>
              <text:p text:style-name="P104"><text:span text:style-name="Source_Text">engine/w40k_core.py</text:span></text:p>
            </text:list-item>
            <text:list-item>
              <text:p text:style-name="P104"><text:span text:style-name="Source_Text">ai/train.py</text:span></text:p>
            </text:list-item>
            <text:list-item>
              <text:p text:style-name="P104"><text:span text:style-name="Source_Text">ai/training_callbacks.py</text:span></text:p>
            </text:list-item>
            <text:list-item>
              <text:p text:style-name="P104"><text:span text:style-name="Source_Text">frontend/src/components/BoardWithAPI.tsx</text:span></text:p>
            </text:list-item>
          </text:list>
        </text:list-item>
        <text:list-item>
          <text:p text:style-name="P103">diagrammes UML exportes depuis les blocs PlantUML ci-dessus ;</text:p>
        </text:list-item>
        <text:list-item>
          <text:p text:style-name="P103">extrait SQL de <text:span text:style-name="Source_Text">initialize_auth_db()</text:span> ;</text:p>
        </text:list-item>
        <text:list-item>
          <text:p text:style-name="P103">captures TensorBoard (metriques critiques, evaluation bots) ;</text:p>
        </text:list-item>
        <text:list-item>
          <text:p text:style-name="P103">references bibliographiques et sources.</text:p>
        </text:list-item>
      </text:list>
      <text:h text:style-name="Heading_20_3" text:outline-level="3"><text:bookmark-start text:name="comment-exporter-les-diagrammes-plantuml-en-image"/>Comment exporter les diagrammes PlantUML en image<text:bookmark-end text:name="comment-exporter-les-diagrammes-plantuml-en-image"/></text:h>
      <text:list text:style-name="L29">
        <text:list-item>
          <text:p text:style-name="P105">Copier un bloc <text:span text:style-name="Source_Text">@startuml ... @enduml</text:span>.</text:p>
        </text:list-item>
        <text:list-item>
          <text:p text:style-name="P105">Le coller dans un editeur PlantUML (plugin VSCode/Cursor ou site PlantUML).</text:p>
        </text:list-item>
        <text:list-item>
          <text:p text:style-name="P105">Exporter en PNG ou SVG.</text:p>
        </text:list-item>
        <text:list-item>
          <text:p text:style-name="P105">Inserer l’image dans les annexes du memoire.</text:p>
        </text:list-item>
      </text:list>
      <text:p text:style-name="Horizontal_20_Line"/>
      <text:h text:style-name="Heading_20_2" text:outline-level="2"><text:bookmark-start text:name="checklist-de-conformite-rereac-cda"/>Checklist de conformite (RE/REAC CDA)<text:bookmark-end text:name="checklist-de-conformite-rereac-cda"/></text:h>
      <text:list text:style-name="L30">
        <text:list-item>
          <text:p text:style-name="P106">☒ Liste des competences mises en oeuvre.</text:p>
        </text:list-item>
        <text:list-item>
          <text:p text:style-name="P106">☒ Cahier des charges / expression des besoins.</text:p>
        </text:list-item>
        <text:list-item>
          <text:p text:style-name="P106">☐ Presentation de l’entreprise/service (a completer).</text:p>
        </text:list-item>
        <text:list-item>
          <text:p text:style-name="P106">☒ Gestion de projet (planning, suivi, environnement, qualite).</text:p>
        </text:list-item>
        <text:list-item>
          <text:p text:style-name="P106">☒ Specifications fonctionnelles et techniques.</text:p>
        </text:list-item>
        <text:list-item>
          <text:p text:style-name="P106">☒ Architecture logicielle.</text:p>
        </text:list-item>
        <text:list-item>
          <text:p text:style-name="P106">☒ Modele de donnees et script de creation DB (auth).</text:p>
        </text:list-item>
        <text:list-item>
          <text:p text:style-name="P106">☒ Diagrammes UML prepares en PlantUML (a exporter en image).</text:p>
        </text:list-item>
        <text:list-item>
          <text:p text:style-name="P106">☒ Securite (mesures concretes).</text:p>
        </text:list-item>
        <text:list-item>
          <text:p text:style-name="P106">☒ Plan de tests.</text:p>
        </text:list-item>
        <text:list-item>
          <text:p text:style-name="P106">☒ Jeu d’essai concret.</text:p>
        </text:list-item>
        <text:list-item>
          <text:p text:style-name="P106">☒ Veille technologique.</text:p>
        </text:list-item>
      </text:list>
      <text:h text:style-name="Heading_20_1" text:outline-level="1"><text:bookmark-start text:name="memoire-de-projet---cda-1"/>Memoire de projet - CDA<text:bookmark-end text:name="memoire-de-projet---cda-1"/></text:h>
      <text:h text:style-name="Heading_20_2" text:outline-level="2"><text:bookmark-start text:name="page-de-garde-1"/>Page de garde<text:bookmark-end text:name="page-de-garde-1"/></text:h>
      <text:p text:style-name="First_20_paragraph"><text:span text:style-name="T1">Titre du memoire</text:span><text:line-break/>Conception et developpement d’un moteur de jeu Warhammer 40K avec intelligence artificielle par renforcement</text:p>
      <text:p text:style-name="Text_20_body"><text:span text:style-name="T1">Nom et prenom :</text:span> [A completer]<text:line-break/><text:span text:style-name="T1">Formation et annee :</text:span> [A completer]<text:line-break/><text:span text:style-name="T1">Entreprise :</text:span> [A completer]<text:line-break/><text:span text:style-name="T1">Tuteur entreprise :</text:span> [A completer]<text:line-break/><text:span text:style-name="T1">Tuteur pedagogique :</text:span> [A completer]<text:line-break/><text:span text:style-name="T1">Date :</text:span> [A completer]</text:p>
      <text:p text:style-name="Horizontal_20_Line"/>
      <text:h text:style-name="Heading_20_2" text:outline-level="2"><text:bookmark-start text:name="remerciements-1"/>Remerciements<text:bookmark-end text:name="remerciements-1"/></text:h>
      <text:p text:style-name="First_20_paragraph">Je tiens a remercier l’ensemble des personnes qui m’ont accompagne dans la realisation de ce projet.<text:line-break/>Je remercie particulierement mon tuteur en entreprise, [Nom], pour son encadrement, sa disponibilite et ses conseils techniques.<text:line-break/>Je remercie egalement les membres de l’equipe [Nom du service] pour leur accueil, leurs retours constructifs et leur soutien.<text:line-break/>Enfin, je remercie mes enseignants et l’equipe pedagogique de [Nom de l’ecole/centre] pour leur accompagnement methodologique.</text:p>
      <text:p text:style-name="Horizontal_20_Line"/>
      <text:h text:style-name="Heading_20_2" text:outline-level="2"><text:bookmark-start text:name="resume-1"/>Resume<text:bookmark-end text:name="resume-1"/></text:h>
      <text:p text:style-name="First_20_paragraph">Ce memoire presente le developpement d’une application de simulation tactique inspiree de Warhammer 40K. Le projet combine un moteur de jeu par phases, une API Flask, une interface React/TypeScript et un pipeline d’entrainement par apprentissage par renforcement.</text:p>
      <text:p text:style-name="Text_20_body">Le coeur de l’IA s’appuie sur Stable-Baselines3 et sb3-contrib (MaskablePPO) afin de gerer des actions contraintes (action masking). L’architecture est organisee en modules (<text:span text:style-name="Source_Text">engine/</text:span>, <text:span text:style-name="Source_Text">ai/</text:span>, <text:span text:style-name="Source_Text">services/</text:span>, <text:span text:style-name="Source_Text">frontend/</text:span>, <text:span text:style-name="Source_Text">config/</text:span>) pour separer clairement les responsabilites : regles du jeu, entrainement des agents, exposition API, visualisation et parametrage.</text:p>
      <text:p text:style-name="Text_20_body">Les resultats obtenus permettent de simuler des parties en modes PvP/PvE/Test/Debug, de suivre l’apprentissage par metriques, d’evaluer les agents contre des bots de reference, et de conserver un cadre de conformite fort (validation stricte des donnees, scripts de controle de regles). Le document decrit les choix techniques, la mise en oeuvre et les perspectives d’amelioration.</text:p>
      <text:p text:style-name="Horizontal_20_Line"/>
      <text:h text:style-name="Heading_20_2" text:outline-level="2"><text:bookmark-start text:name="introduction-1"/>Introduction<text:bookmark-end text:name="introduction-1"/></text:h>
      <text:p text:style-name="First_20_paragraph">Le projet s’inscrit dans un contexte de developpement logiciel alliant simulation tactique et intelligence artificielle. L’enjeu est de produire un systeme capable de reproduire un tour de jeu structure (mouvement, tir, charge, combat), tout en entrainant des agents IA capables de prendre des decisions valides et utiles tactiquement.</text:p>
      <text:p text:style-name="Text_20_body">Objectifs principaux :</text:p>
      <text:list text:style-name="L31">
        <text:list-item>
          <text:p text:style-name="P107">concevoir un moteur de jeu robuste et conforme aux regles metier ;</text:p>
        </text:list-item>
        <text:list-item>
          <text:p text:style-name="P107">exposer ce moteur via une API backend exploitable par une interface web ;</text:p>
        </text:list-item>
        <text:list-item>
          <text:p text:style-name="P107">proposer une interface de jeu et de replay claire pour observer les decisions ;</text:p>
        </text:list-item>
        <text:list-item>
          <text:p text:style-name="P107">entrainer et evaluer des agents RL sur des scenarios parametrables ;</text:p>
        </text:list-item>
        <text:list-item>
          <text:p text:style-name="P107">documenter l’ensemble selon les attendus RE/REAC du titre CDA.</text:p>
        </text:list-item>
      </text:list>
      <text:p text:style-name="First_20_paragraph">Le memoire est organise en cinq parties : presentation du projet, gestion de projet, specifications, realisations techniques et conclusion.</text:p>
      <text:p text:style-name="Horizontal_20_Line"/>
      <text:h text:style-name="Heading_20_2" text:outline-level="2"><text:bookmark-start text:name="presentation-du-projet-1"/>1. Presentation du projet<text:bookmark-end text:name="presentation-du-projet-1"/></text:h>
      <text:h text:style-name="Heading_20_3" text:outline-level="3"><text:bookmark-start text:name="liste-des-competences-mises-en-oeuvre-1"/>1.1 Liste des competences mises en oeuvre<text:bookmark-end text:name="liste-des-competences-mises-en-oeuvre-1"/></text:h>
      <text:p text:style-name="First_20_paragraph">Competences techniques effectivement mobilisees dans le repo :</text:p>
      <text:list text:style-name="L32">
        <text:list-item>
          <text:p text:style-name="P108">Developper une API REST securisee avec Flask (<text:span text:style-name="Source_Text">services/api_server.py</text:span>).</text:p>
        </text:list-item>
        <text:list-item>
          <text:p text:style-name="P108">Concevoir un moteur de simulation en Python avec orchestration par phases (<text:span text:style-name="Source_Text">engine/w40k_core.py</text:span>, <text:span text:style-name="Source_Text">engine/phase_handlers/</text:span>).</text:p>
        </text:list-item>
        <text:list-item>
          <text:p text:style-name="P108">Developper un frontend React 19 + TypeScript + Vite + PIXI (<text:span text:style-name="Source_Text">frontend/src/</text:span>).</text:p>
        </text:list-item>
        <text:list-item>
          <text:p text:style-name="P108">Mettre en place un pipeline RL avec MaskablePPO, callbacks et vectorisation (<text:span text:style-name="Source_Text">ai/train.py</text:span>, <text:span text:style-name="Source_Text">ai/training_callbacks.py</text:span>).</text:p>
        </text:list-item>
        <text:list-item>
          <text:p text:style-name="P108">Concevoir des configurations d’entrainement/recompenses/scenarios (<text:span text:style-name="Source_Text">config/agents/...</text:span>).</text:p>
        </text:list-item>
        <text:list-item>
          <text:p text:style-name="P108">Suivre la qualite de l’entrainement avec metriques TensorBoard (<text:span text:style-name="Source_Text">ai/metrics_tracker.py</text:span>).</text:p>
        </text:list-item>
        <text:list-item>
          <text:p text:style-name="P108">Mettre en oeuvre des pratiques de validation stricte (<text:span text:style-name="Source_Text">shared/data_validation.py</text:span>).</text:p>
        </text:list-item>
      </text:list>
      <text:p text:style-name="First_20_paragraph">Competences transversales :</text:p>
      <text:list text:style-name="L33">
        <text:list-item>
          <text:p text:style-name="P109">analyse des besoins et structuration d’un dossier technique ;</text:p>
        </text:list-item>
        <text:list-item>
          <text:p text:style-name="P109">planification iterative et suivi des taches ;</text:p>
        </text:list-item>
        <text:list-item>
          <text:p text:style-name="P109">communication technique ecrite ;</text:p>
        </text:list-item>
        <text:list-item>
          <text:p text:style-name="P109">resolution de problemes en environnement complexe ;</text:p>
        </text:list-item>
        <text:list-item>
          <text:p text:style-name="P109">veille technologique et securite applicative.</text:p>
        </text:list-item>
      </text:list>
      <text:h text:style-name="Heading_20_3" text:outline-level="3"><text:bookmark-start text:name="cahier-des-charges-expression-des-besoins-1"/>1.2 Cahier des charges / expression des besoins<text:bookmark-end text:name="cahier-des-charges-expression-des-besoins-1"/></text:h>
      <text:p text:style-name="First_20_paragraph">Le besoin est de disposer d’une application capable de :</text:p>
      <text:list text:style-name="L34">
        <text:list-item>
          <text:p text:style-name="P110">simuler des affrontements tactiques en respectant des regles de phases ;</text:p>
        </text:list-item>
        <text:list-item>
          <text:p text:style-name="P110">proposer des modes de jeu utilisables (PvP, PvE, Test, Debug) ;</text:p>
        </text:list-item>
        <text:list-item>
          <text:p text:style-name="P110">entrainer des agents IA sur des scenarios reproductibles ;</text:p>
        </text:list-item>
        <text:list-item>
          <text:p text:style-name="P110">suivre les performances via metriques et replays ;</text:p>
        </text:list-item>
        <text:list-item>
          <text:p text:style-name="P110">garantir la coherence de l’etat de jeu et la validite des actions.</text:p>
        </text:list-item>
      </text:list>
      <text:p text:style-name="First_20_paragraph">Contraintes identifiees :</text:p>
      <text:list text:style-name="L35">
        <text:list-item>
          <text:p text:style-name="P111">coherence stricte de l’etat (single source of truth sur certains champs critiques) ;</text:p>
        </text:list-item>
        <text:list-item>
          <text:p text:style-name="P111">validation explicite des donnees et erreurs non silencieuses ;</text:p>
        </text:list-item>
        <text:list-item>
          <text:p text:style-name="P111">maintenabilite (separation engine/ai/services/frontend/config) ;</text:p>
        </text:list-item>
        <text:list-item>
          <text:p text:style-name="P111">reproductibilite via fichiers de configuration JSON.</text:p>
        </text:list-item>
      </text:list>
      <text:h text:style-name="Heading_20_3" text:outline-level="3"><text:bookmark-start text:name="presentation-de-lentreprise-ou-du-service-1"/>1.3 Presentation de l’entreprise ou du service<text:bookmark-end text:name="presentation-de-lentreprise-ou-du-service-1"/></text:h>
      <text:p text:style-name="First_20_paragraph">[A completer avec ta situation reelle : secteur, taille, organisation, service d’accueil, role du service.]</text:p>
      <text:p text:style-name="Horizontal_20_Line"/>
      <text:h text:style-name="Heading_20_2" text:outline-level="2"><text:bookmark-start text:name="gestion-de-projet-1"/>2. Gestion de projet<text:bookmark-end text:name="gestion-de-projet-1"/></text:h>
      <text:h text:style-name="Heading_20_3" text:outline-level="3"><text:bookmark-start text:name="planning-et-suivi-1"/>2.1 Planning et suivi<text:bookmark-end text:name="planning-et-suivi-1"/></text:h>
      <text:p text:style-name="First_20_paragraph">La progression observee dans le code et la structure du projet correspond a une demarche iterative :</text:p>
      <text:list text:style-name="L36">
        <text:list-item>
          <text:p text:style-name="P112">construction du moteur de base et des handlers de phases ;</text:p>
        </text:list-item>
        <text:list-item>
          <text:p text:style-name="P112">exposition des fonctionnalites via API ;</text:p>
        </text:list-item>
        <text:list-item>
          <text:p text:style-name="P112">integration frontend pour visualisation et controle ;</text:p>
        </text:list-item>
        <text:list-item>
          <text:p text:style-name="P112">ajout du pipeline IA (entrainement, callbacks, evaluation) ;</text:p>
        </text:list-item>
        <text:list-item>
          <text:p text:style-name="P112">renforcement qualite/securite (validation, scripts de controle, metriques).</text:p>
        </text:list-item>
      </text:list>
      <text:p text:style-name="First_20_paragraph">Le suivi est materialise par :</text:p>
      <text:list text:style-name="L37">
        <text:list-item>
          <text:p text:style-name="P113">des configurations versionnees (<text:span text:style-name="Source_Text">config/agents/*</text:span>) ;</text:p>
        </text:list-item>
        <text:list-item>
          <text:p text:style-name="P113">des scripts de verification (<text:span text:style-name="Source_Text">scripts/check_ai_rules.py</text:span>, <text:span text:style-name="Source_Text">scripts/audit_shooting_phase.py</text:span>) ;</text:p>
        </text:list-item>
        <text:list-item>
          <text:p text:style-name="P113">des callbacks de suivi d’entrainement ;</text:p>
        </text:list-item>
        <text:list-item>
          <text:p text:style-name="P113">des logs/replays (<text:span text:style-name="Source_Text">step.log</text:span>, <text:span text:style-name="Source_Text">train_step.log</text:span>, endpoints replay).</text:p>
        </text:list-item>
      </text:list>
      <text:h text:style-name="Heading_20_3" text:outline-level="3"><text:bookmark-start text:name="environnement-humain-1"/>2.2 Environnement humain<text:bookmark-end text:name="environnement-humain-1"/></text:h>
      <text:p text:style-name="First_20_paragraph">[A completer avec l’organisation reelle de ton equipe.]</text:p>
      <text:p text:style-name="Text_20_body">Trame recommandee :</text:p>
      <text:list text:style-name="L38">
        <text:list-item>
          <text:p text:style-name="P114">role du stagiaire/alternant (conception, dev, tests, doc) ;</text:p>
        </text:list-item>
        <text:list-item>
          <text:p text:style-name="P114">role du tuteur (arbitrage, validation) ;</text:p>
        </text:list-item>
        <text:list-item>
          <text:p text:style-name="P114">interactions avec equipe dev/ops/metier ;</text:p>
        </text:list-item>
        <text:list-item>
          <text:p text:style-name="P114">frequence des points de suivi.</text:p>
        </text:list-item>
      </text:list>
      <text:h text:style-name="Heading_20_3" text:outline-level="3"><text:bookmark-start text:name="objectifs-de-qualite-1"/>2.3 Objectifs de qualite<text:bookmark-end text:name="objectifs-de-qualite-1"/></text:h>
      <text:p text:style-name="First_20_paragraph">Objectifs de qualite visibles dans le projet :</text:p>
      <text:list text:style-name="L39">
        <text:list-item>
          <text:p text:style-name="P115">fiabilite des transitions de phases et des activations ;</text:p>
        </text:list-item>
        <text:list-item>
          <text:p text:style-name="P115">validation stricte des cles/valeurs via <text:span text:style-name="Source_Text">require_key</text:span> et <text:span text:style-name="Source_Text">require_present</text:span> ;</text:p>
        </text:list-item>
        <text:list-item>
          <text:p text:style-name="P115">traçabilite via logs et replay ;</text:p>
        </text:list-item>
        <text:list-item>
          <text:p text:style-name="P115">separabilite des modules (core, handlers, API, UI, IA) ;</text:p>
        </text:list-item>
        <text:list-item>
          <text:p text:style-name="P115">suivi quantitatif de l’entrainement (metriques critiques, tactiques et diagnostic).</text:p>
        </text:list-item>
      </text:list>
      <text:p text:style-name="First_20_paragraph">Mesures mises en place :</text:p>
      <text:list text:style-name="L40">
        <text:list-item>
          <text:p text:style-name="P116">conventions de code et regles Cursor ;</text:p>
        </text:list-item>
        <text:list-item>
          <text:p text:style-name="P116">scripts de controle de conformite (<text:span text:style-name="Source_Text">scripts/check_ai_rules.py</text:span>) ;</text:p>
        </text:list-item>
        <text:list-item>
          <text:p text:style-name="P116">callbacks dedies a l’evaluation bot et sauvegarde du meilleur modele ;</text:p>
        </text:list-item>
        <text:list-item>
          <text:p text:style-name="P116">gestion d’erreurs explicite cote API.</text:p>
        </text:list-item>
      </text:list>
      <text:p text:style-name="Horizontal_20_Line"/>
      <text:h text:style-name="Heading_20_2" text:outline-level="2"><text:bookmark-start text:name="specifications-fonctionnelles-et-techniques-1"/>3. Specifications fonctionnelles et techniques<text:bookmark-end text:name="specifications-fonctionnelles-et-techniques-1"/></text:h>
      <text:h text:style-name="Heading_20_3" text:outline-level="3"><text:bookmark-start text:name="specifications-fonctionnelles-1"/>3.1 Specifications fonctionnelles<text:bookmark-end text:name="specifications-fonctionnelles-1"/></text:h>
      <text:p text:style-name="First_20_paragraph">Fonctionnalites majeures implementees :</text:p>
      <text:list text:style-name="L41">
        <text:list-item>
          <text:p text:style-name="P117">lancement d’une partie avec mode choisi (<text:span text:style-name="Source_Text">POST /api/game/start</text:span>) ;</text:p>
        </text:list-item>
        <text:list-item>
          <text:p text:style-name="P117">execution d’actions (<text:span text:style-name="Source_Text">POST /api/game/action</text:span>) ;</text:p>
        </text:list-item>
        <text:list-item>
          <text:p text:style-name="P117">tour IA en PvE (<text:span text:style-name="Source_Text">POST /api/game/ai-turn</text:span>) ;</text:p>
        </text:list-item>
        <text:list-item>
          <text:p text:style-name="P117">consultation de l’etat (<text:span text:style-name="Source_Text">GET /api/game/state</text:span>) ;</text:p>
        </text:list-item>
        <text:list-item>
          <text:p text:style-name="P117">reset (<text:span text:style-name="Source_Text">POST /api/game/reset</text:span>) ;</text:p>
        </text:list-item>
        <text:list-item>
          <text:p text:style-name="P117">replay (parse, lecture fichier, listing des logs) ;</text:p>
        </text:list-item>
        <text:list-item>
          <text:p text:style-name="P117">authentification utilisateur (register/login/me).</text:p>
        </text:list-item>
      </text:list>
      <text:h text:style-name="Heading_20_3" text:outline-level="3"><text:bookmark-start text:name="contraintes-du-projet-et-livrables-attendus-1"/>3.2 Contraintes du projet et livrables attendus<text:bookmark-end text:name="contraintes-du-projet-et-livrables-attendus-1"/></text:h>
      <text:p text:style-name="First_20_paragraph">Contraintes techniques :</text:p>
      <text:list text:style-name="L42">
        <text:list-item>
          <text:p text:style-name="P118">respect des regles de phase et des pools d’activation ;</text:p>
        </text:list-item>
        <text:list-item>
          <text:p text:style-name="P118">prevention des etats invalides ;</text:p>
        </text:list-item>
        <text:list-item>
          <text:p text:style-name="P118">compatibilite front/back en JSON ;</text:p>
        </text:list-item>
        <text:list-item>
          <text:p text:style-name="P118">entrainement RL sur environnements paralleles (n_envs configurable).</text:p>
        </text:list-item>
      </text:list>
      <text:p text:style-name="First_20_paragraph">Livrables techniques identifies dans le repo :</text:p>
      <text:list text:style-name="L43">
        <text:list-item>
          <text:p text:style-name="P119">moteur : <text:span text:style-name="Source_Text">engine/</text:span> ;</text:p>
        </text:list-item>
        <text:list-item>
          <text:p text:style-name="P119">API Flask : <text:span text:style-name="Source_Text">services/api_server.py</text:span> ;</text:p>
        </text:list-item>
        <text:list-item>
          <text:p text:style-name="P119">frontend : <text:span text:style-name="Source_Text">frontend/src/</text:span> ;</text:p>
        </text:list-item>
        <text:list-item>
          <text:p text:style-name="P119">IA entrainement : <text:span text:style-name="Source_Text">ai/train.py</text:span>, callbacks, metrics ;</text:p>
        </text:list-item>
        <text:list-item>
          <text:p text:style-name="P119">configurations : <text:span text:style-name="Source_Text">config/agents/*</text:span> ;</text:p>
        </text:list-item>
        <text:list-item>
          <text:p text:style-name="P119">documentation : <text:span text:style-name="Source_Text">Documentation/</text:span> ;</text:p>
        </text:list-item>
        <text:list-item>
          <text:p text:style-name="P119">scripts d’audit/verification : <text:span text:style-name="Source_Text">scripts/*.py</text:span>.</text:p>
        </text:list-item>
      </text:list>
      <text:h text:style-name="Heading_20_3" text:outline-level="3"><text:bookmark-start text:name="architecture-logicielle-1"/>3.3 Architecture logicielle<text:bookmark-end text:name="architecture-logicielle-1"/></text:h>
      <text:p text:style-name="First_20_paragraph">Architecture en couches/modules :</text:p>
      <text:list text:style-name="L44">
        <text:list-item>
          <text:p text:style-name="P120"><text:span text:style-name="T1">Moteur de jeu (</text:span><text:span text:style-name="Source_Text">engine/</text:span><text:span text:style-name="T1">)</text:span> : <text:span text:style-name="Source_Text">W40KEngine</text:span> (gymnasium Env), handlers de phases, decodeur d’actions, calcul de recompense, construction d’observation.</text:p>
        </text:list-item>
        <text:list-item>
          <text:p text:style-name="P120"><text:span text:style-name="T1">Pipeline IA (</text:span><text:span text:style-name="Source_Text">ai/</text:span><text:span text:style-name="T1">)</text:span> : creation/env wrappers, entrainement MaskablePPO, callbacks, evaluation bots, tracking metriques.</text:p>
        </text:list-item>
        <text:list-item>
          <text:p text:style-name="P120"><text:span text:style-name="T1">API (</text:span><text:span text:style-name="Source_Text">services/</text:span><text:span text:style-name="T1">)</text:span> : endpoints auth, game, replay, health/debug + serialisation d’etat.</text:p>
        </text:list-item>
        <text:list-item>
          <text:p text:style-name="P120"><text:span text:style-name="T1">Frontend (</text:span><text:span text:style-name="Source_Text">frontend/</text:span><text:span text:style-name="T1">)</text:span> : routes protegees, hook API central (<text:span text:style-name="Source_Text">useEngineAPI</text:span>), rendu plateau PIXI (<text:span text:style-name="Source_Text">BoardPvp</text:span>), composants de suivi de tour/log.</text:p>
        </text:list-item>
        <text:list-item>
          <text:p text:style-name="P120"><text:span text:style-name="T1">Configuration (</text:span><text:span text:style-name="Source_Text">config/</text:span><text:span text:style-name="T1">)</text:span> : agents, recompenses, entrainement, scenarios.</text:p>
        </text:list-item>
      </text:list>
      <text:h text:style-name="Heading_20_3" text:outline-level="3"><text:bookmark-start text:name="maquettes-et-enchainement-des-maquettes-1"/>3.4 Maquettes et enchainement des maquettes<text:bookmark-end text:name="maquettes-et-enchainement-des-maquettes-1"/></text:h>
      <text:p text:style-name="First_20_paragraph">Sans maquettes graphiques exportees, l’enchainement fonctionnel observable dans le frontend est :</text:p>
      <text:list text:style-name="L45">
        <text:list-item>
          <text:p text:style-name="P121"><text:span text:style-name="Source_Text">/auth</text:span> : authentification utilisateur (<text:span text:style-name="Source_Text">AuthPage.tsx</text:span>) ;</text:p>
        </text:list-item>
        <text:list-item>
          <text:p text:style-name="P121">redirection vers <text:span text:style-name="Source_Text">/game?mode=pve</text:span> si session valide (<text:span text:style-name="Source_Text">Routes.tsx</text:span>) ;</text:p>
        </text:list-item>
        <text:list-item>
          <text:p text:style-name="P121">page de jeu (<text:span text:style-name="Source_Text">BoardWithAPI.tsx</text:span>) avec :</text:p>
          <text:list text:style-name="L46">
            <text:list-item>
              <text:p text:style-name="P122">plateau principal (<text:span text:style-name="Source_Text">BoardPvp.tsx</text:span>) ;</text:p>
            </text:list-item>
            <text:list-item>
              <text:p text:style-name="P122">suivi de phase (<text:span text:style-name="Source_Text">TurnPhaseTracker.tsx</text:span>) ;</text:p>
            </text:list-item>
            <text:list-item>
              <text:p text:style-name="P122">tableau des unites (<text:span text:style-name="Source_Text">UnitStatusTable.tsx</text:span>) ;</text:p>
            </text:list-item>
            <text:list-item>
              <text:p text:style-name="P122">journal des actions (<text:span text:style-name="Source_Text">GameLog.tsx</text:span>) ;</text:p>
            </text:list-item>
          </text:list>
        </text:list-item>
        <text:list-item>
          <text:p text:style-name="P121">replay via page dediee (<text:span text:style-name="Source_Text">ReplayPage.tsx</text:span>, <text:span text:style-name="Source_Text">BoardReplay.tsx</text:span>).</text:p>
        </text:list-item>
      </text:list>
      <text:h text:style-name="Heading_20_3" text:outline-level="3"><text:bookmark-start text:name="modele-entite-association-et-modele-physique-de-la-base-de-donnees-1"/>3.5 Modele entite-association et modele physique de la base de donnees<text:bookmark-end text:name="modele-entite-association-et-modele-physique-de-la-base-de-donnees-1"/></text:h>
      <text:p text:style-name="First_20_paragraph">La base presente dans le repo est orientee authentification/autorisations (<text:span text:style-name="Source_Text">config/users.db</text:span>), creee dans <text:span text:style-name="Source_Text">initialize_auth_db()</text:span> :</text:p>
      <text:list text:style-name="L47">
        <text:list-item>
          <text:p text:style-name="P123"><text:span text:style-name="Source_Text">profiles</text:span> (base, admin)</text:p>
        </text:list-item>
        <text:list-item>
          <text:p text:style-name="P123"><text:span text:style-name="Source_Text">users</text:span> (login, password_hash, profile_id)</text:p>
        </text:list-item>
        <text:list-item>
          <text:p text:style-name="P123"><text:span text:style-name="Source_Text">game_modes</text:span> (pve, pvp, debug, test)</text:p>
        </text:list-item>
        <text:list-item>
          <text:p text:style-name="P123"><text:span text:style-name="Source_Text">options</text:span> (show_advance_warning, auto_weapon_selection)</text:p>
        </text:list-item>
        <text:list-item>
          <text:p text:style-name="P123"><text:span text:style-name="Source_Text">profile_game_modes</text:span></text:p>
        </text:list-item>
        <text:list-item>
          <text:p text:style-name="P123"><text:span text:style-name="Source_Text">profile_options</text:span></text:p>
        </text:list-item>
        <text:list-item>
          <text:p text:style-name="P123"><text:span text:style-name="Source_Text">sessions</text:span> (token, user_id, created_at)</text:p>
        </text:list-item>
      </text:list>
      <text:p text:style-name="First_20_paragraph">Relations principales :</text:p>
      <text:list text:style-name="L48">
        <text:list-item>
          <text:p text:style-name="P124">un <text:span text:style-name="Source_Text">user</text:span> appartient a un <text:span text:style-name="Source_Text">profile</text:span> ;</text:p>
        </text:list-item>
        <text:list-item>
          <text:p text:style-name="P124">un <text:span text:style-name="Source_Text">profile</text:span> autorise plusieurs <text:span text:style-name="Source_Text">game_modes</text:span> ;</text:p>
        </text:list-item>
        <text:list-item>
          <text:p text:style-name="P124">un <text:span text:style-name="Source_Text">profile</text:span> active plusieurs <text:span text:style-name="Source_Text">options</text:span> ;</text:p>
        </text:list-item>
        <text:list-item>
          <text:p text:style-name="P124">une <text:span text:style-name="Source_Text">session</text:span> est rattachee a un <text:span text:style-name="Source_Text">user</text:span>.</text:p>
        </text:list-item>
      </text:list>
      <text:h text:style-name="Heading_20_3" text:outline-level="3"><text:bookmark-start text:name="script-de-creation-ou-de-modification-de-la-base-de-donnees-1"/>3.6 Script de creation ou de modification de la base de donnees<text:bookmark-end text:name="script-de-creation-ou-de-modification-de-la-base-de-donnees-1"/></text:h>
      <text:p text:style-name="First_20_paragraph">Le script SQL n’est pas dans un fichier <text:span text:style-name="Source_Text">.sql</text:span> separe : il est integre dans <text:span text:style-name="Source_Text">services/api_server.py</text:span> (fonction <text:span text:style-name="Source_Text">initialize_auth_db</text:span>, via <text:span text:style-name="Source_Text">cursor.executescript(...)</text:span>).</text:p>
      <text:p text:style-name="Text_20_body">Contenu principal :</text:p>
      <text:list text:style-name="L49">
        <text:list-item>
          <text:p text:style-name="P125">creation des tables <text:span text:style-name="Source_Text">profiles</text:span>, <text:span text:style-name="Source_Text">users</text:span>, <text:span text:style-name="Source_Text">game_modes</text:span>, <text:span text:style-name="Source_Text">options</text:span>, <text:span text:style-name="Source_Text">profile_game_modes</text:span>, <text:span text:style-name="Source_Text">profile_options</text:span>, <text:span text:style-name="Source_Text">sessions</text:span> ;</text:p>
        </text:list-item>
        <text:list-item>
          <text:p text:style-name="P125">initialisation des profils <text:span text:style-name="Source_Text">base</text:span> et <text:span text:style-name="Source_Text">admin</text:span> ;</text:p>
        </text:list-item>
        <text:list-item>
          <text:p text:style-name="P125">initialisation des modes (<text:span text:style-name="Source_Text">pve</text:span>, <text:span text:style-name="Source_Text">pvp</text:span>, <text:span text:style-name="Source_Text">debug</text:span>, <text:span text:style-name="Source_Text">test</text:span>) ;</text:p>
        </text:list-item>
        <text:list-item>
          <text:p text:style-name="P125">initialisation des options de profil.</text:p>
        </text:list-item>
      </text:list>
      <text:h text:style-name="Heading_20_3" text:outline-level="3"><text:bookmark-start text:name="diagrammes-uml"/>3.7 Diagrammes UML<text:bookmark-end text:name="diagrammes-uml"/></text:h>
      <text:p text:style-name="First_20_paragraph">Diagrammes a produire en annexe (et facilement derivables du code) :</text:p>
      <text:list text:style-name="L50">
        <text:list-item>
          <text:p text:style-name="P126"><text:span text:style-name="T1">Cas d’utilisation</text:span> : se connecter, lancer partie, jouer une action, declencher un tour IA, consulter replay.</text:p>
        </text:list-item>
        <text:list-item>
          <text:p text:style-name="P126"><text:span text:style-name="T1">Sequence principale</text:span> :</text:p>
          <text:list text:style-name="L51">
            <text:list-item>
              <text:p text:style-name="P127">frontend appelle <text:span text:style-name="Source_Text">POST /api/game/start</text:span> ;</text:p>
            </text:list-item>
            <text:list-item>
              <text:p text:style-name="P127">API initialise moteur + reset ;</text:p>
            </text:list-item>
            <text:list-item>
              <text:p text:style-name="P127">frontend envoie <text:span text:style-name="Source_Text">POST /api/game/action</text:span> ;</text:p>
            </text:list-item>
            <text:list-item>
              <text:p text:style-name="P127">moteur met a jour game_state ;</text:p>
            </text:list-item>
            <text:list-item>
              <text:p text:style-name="P127">frontend lit <text:span text:style-name="Source_Text">GET /api/game/state</text:span> ;</text:p>
            </text:list-item>
            <text:list-item>
              <text:p text:style-name="P127">en PvE, frontend appelle <text:span text:style-name="Source_Text">POST /api/game/ai-turn</text:span>.</text:p>
            </text:list-item>
          </text:list>
        </text:list-item>
      </text:list>
      <text:p text:style-name="Horizontal_20_Line"/>
      <text:h text:style-name="Heading_20_2" text:outline-level="2"><text:bookmark-start text:name="realisations-techniques-1"/>4. Realisations techniques<text:bookmark-end text:name="realisations-techniques-1"/></text:h>
      <text:h text:style-name="Heading_20_3" text:outline-level="3"><text:bookmark-start text:name="specifications-techniques-du-projet-1"/>4.1 Specifications techniques du projet<text:bookmark-end text:name="specifications-techniques-du-projet-1"/></text:h>
      <text:p text:style-name="First_20_paragraph">Stack observee :</text:p>
      <text:list text:style-name="L52">
        <text:list-item>
          <text:p text:style-name="P128">Backend : Python + Flask + SQLite.</text:p>
        </text:list-item>
        <text:list-item>
          <text:p text:style-name="P128">IA : Stable-Baselines3, sb3-contrib (MaskablePPO), gymnasium.</text:p>
        </text:list-item>
        <text:list-item>
          <text:p text:style-name="P128">Frontend : React 19.1.1, TypeScript 5.8, Vite 7, React Router, PIXI.</text:p>
        </text:list-item>
        <text:list-item>
          <text:p text:style-name="P128">Styling : Tailwind CSS + PostCSS/Autoprefixer.</text:p>
        </text:list-item>
      </text:list>
      <text:p text:style-name="First_20_paragraph">Elements structurants :</text:p>
      <text:list text:style-name="L53">
        <text:list-item>
          <text:p text:style-name="P129">API base frontend : <text:span text:style-name="Source_Text">http://localhost:5001/api</text:span> (<text:span text:style-name="Source_Text">frontend/src/hooks/useEngineAPI.ts</text:span>) ;</text:p>
        </text:list-item>
        <text:list-item>
          <text:p text:style-name="P129">serveur frontend : port 5175 (<text:span text:style-name="Source_Text">frontend/vite.config.ts</text:span>) ;</text:p>
        </text:list-item>
        <text:list-item>
          <text:p text:style-name="P129">serveur API : port 5001 (<text:span text:style-name="Source_Text">services/api_server.py</text:span>) ;</text:p>
        </text:list-item>
        <text:list-item>
          <text:p text:style-name="P129">modes autorises par profil + options UI.</text:p>
        </text:list-item>
      </text:list>
      <text:h text:style-name="Heading_20_3" text:outline-level="3"><text:bookmark-start text:name="captures-decran-et-extraits-de-code-1"/>4.2 Captures d’ecran et extraits de code<text:bookmark-end text:name="captures-decran-et-extraits-de-code-1"/></text:h>
      <text:p text:style-name="First_20_paragraph">Elements a illustrer (disponibles dans le repo) :</text:p>
      <text:list text:style-name="L54">
        <text:list-item>
          <text:p text:style-name="P130">endpoint d’auth (<text:span text:style-name="Source_Text">/api/auth/login</text:span>) + creation de session token ;</text:p>
        </text:list-item>
        <text:list-item>
          <text:p text:style-name="P130">endpoint de jeu (<text:span text:style-name="Source_Text">/api/game/start</text:span>) + retour state serialise ;</text:p>
        </text:list-item>
        <text:list-item>
          <text:p text:style-name="P130">composant principal UI (<text:span text:style-name="Source_Text">BoardWithAPI.tsx</text:span>) ;</text:p>
        </text:list-item>
        <text:list-item>
          <text:p text:style-name="P130">rendu plateau hexagonal (<text:span text:style-name="Source_Text">BoardPvp.tsx</text:span>) ;</text:p>
        </text:list-item>
        <text:list-item>
          <text:p text:style-name="P130">config agent (<text:span text:style-name="Source_Text">..._training_config.json</text:span>, <text:span text:style-name="Source_Text">..._rewards_config.json</text:span>) ;</text:p>
        </text:list-item>
        <text:list-item>
          <text:p text:style-name="P130">callbacks d’entrainement (<text:span text:style-name="Source_Text">BotEvaluationCallback</text:span>).</text:p>
        </text:list-item>
      </text:list>
      <text:h text:style-name="Heading_20_3" text:outline-level="3"><text:bookmark-start text:name="securite-1"/>4.3 Securite<text:bookmark-end text:name="securite-1"/></text:h>
      <text:p text:style-name="First_20_paragraph">Mesures de securite concretes implementees :</text:p>
      <text:list text:style-name="L55">
        <text:list-item>
          <text:p text:style-name="P131">hash mot de passe PBKDF2-HMAC-SHA256 avec 200000 iterations ;</text:p>
        </text:list-item>
        <text:list-item>
          <text:p text:style-name="P131">salt aleatoire (<text:span text:style-name="Source_Text">secrets.token_bytes(16)</text:span>) ;</text:p>
        </text:list-item>
        <text:list-item>
          <text:p text:style-name="P131">comparaison securisee (<text:span text:style-name="Source_Text">secrets.compare_digest</text:span>) ;</text:p>
        </text:list-item>
        <text:list-item>
          <text:p text:style-name="P131">token de session aleatoire (<text:span text:style-name="Source_Text">secrets.token_urlsafe(48)</text:span>) ;</text:p>
        </text:list-item>
        <text:list-item>
          <text:p text:style-name="P131">validation du header <text:span text:style-name="Source_Text">Authorization: Bearer &lt;token&gt;</text:span> ;</text:p>
        </text:list-item>
        <text:list-item>
          <text:p text:style-name="P131">controle des modes autorises selon profil ;</text:p>
        </text:list-item>
        <text:list-item>
          <text:p text:style-name="P131">protection replay contre path traversal (<text:span text:style-name="Source_Text">..</text:span>, <text:span text:style-name="Source_Text">/</text:span>, <text:span text:style-name="Source_Text">\\</text:span>) ;</text:p>
        </text:list-item>
        <text:list-item>
          <text:p text:style-name="P131">restriction des fichiers replay a l’extension <text:span text:style-name="Source_Text">.log</text:span> ;</text:p>
        </text:list-item>
        <text:list-item>
          <text:p text:style-name="P131">validation stricte des donnees via <text:span text:style-name="Source_Text">require_key</text:span>.</text:p>
        </text:list-item>
      </text:list>
      <text:h text:style-name="Heading_20_3" text:outline-level="3"><text:bookmark-start text:name="plan-de-tests-1"/>4.4 Plan de tests<text:bookmark-end text:name="plan-de-tests-1"/></text:h>
      <text:p text:style-name="First_20_paragraph">Plan de test reellement applicable au projet :</text:p>
      <text:list text:style-name="L56">
        <text:list-item>
          <text:p text:style-name="P132"><text:span text:style-name="T1">Tests de fonctionnement moteur</text:span> : <text:span text:style-name="Source_Text">main.py::test_basic_functionality()</text:span>.</text:p>
        </text:list-item>
        <text:list-item>
          <text:p text:style-name="P132"><text:span text:style-name="T1">Verification de conformite regles AI</text:span> : <text:span text:style-name="Source_Text">scripts/check_ai_rules.py</text:span>.</text:p>
        </text:list-item>
        <text:list-item>
          <text:p text:style-name="P132"><text:span text:style-name="T1">Verification regles Cursor</text:span> : <text:span text:style-name="Source_Text">scripts/test_cursor_rules.py</text:span>.</text:p>
        </text:list-item>
        <text:list-item>
          <text:p text:style-name="P132"><text:span text:style-name="T1">Audit phase de tir</text:span> : <text:span text:style-name="Source_Text">scripts/audit_shooting_phase.py</text:span>.</text:p>
        </text:list-item>
        <text:list-item>
          <text:p text:style-name="P132"><text:span text:style-name="T1">Evaluation IA contre bots</text:span> : <text:span text:style-name="Source_Text">ai/bot_evaluation.py</text:span> + callback.</text:p>
        </text:list-item>
        <text:list-item>
          <text:p text:style-name="P132"><text:span text:style-name="T1">Suivi metriques</text:span> : <text:span text:style-name="Source_Text">ai/metrics_tracker.py</text:span> (41 metriques documentees).</text:p>
        </text:list-item>
      </text:list>
      <text:p text:style-name="First_20_paragraph">Note : le repo ne contient pas de suite <text:span text:style-name="Source_Text">pytest</text:span> classique ; la validation est principalement faite via scripts dedies, simulation, replay et metriques d’entrainement.</text:p>
      <text:h text:style-name="Heading_20_3" text:outline-level="3"><text:bookmark-start text:name="jeu-dessai-1"/>4.5 Jeu d’essai<text:bookmark-end text:name="jeu-dessai-1"/></text:h>
      <text:p text:style-name="First_20_paragraph">Jeu d’essai concret issu du repo :</text:p>
      <text:list text:style-name="L57">
        <text:list-item>
          <text:p text:style-name="P133"><text:span text:style-name="T1">Agent cible</text:span> : <text:span text:style-name="Source_Text">SpaceMarine_Infantry_Troop_RangedSwarm</text:span>.</text:p>
        </text:list-item>
        <text:list-item>
          <text:p text:style-name="P133"><text:span text:style-name="T1">Config training (profil default)</text:span> :</text:p>
          <text:list text:style-name="L58">
            <text:list-item>
              <text:p text:style-name="P134"><text:span text:style-name="Source_Text">total_episodes</text:span>: 30000</text:p>
            </text:list-item>
            <text:list-item>
              <text:p text:style-name="P134"><text:span text:style-name="Source_Text">n_envs</text:span>: 48</text:p>
            </text:list-item>
            <text:list-item>
              <text:p text:style-name="P134"><text:span text:style-name="Source_Text">obs_size</text:span>: 323</text:p>
            </text:list-item>
            <text:list-item>
              <text:p text:style-name="P134"><text:span text:style-name="Source_Text">learning_rate</text:span>: 0.0002 -&gt; 0.00006</text:p>
            </text:list-item>
            <text:list-item>
              <text:p text:style-name="P134"><text:span text:style-name="Source_Text">n_steps</text:span>: 16384</text:p>
            </text:list-item>
            <text:list-item>
              <text:p text:style-name="P134"><text:span text:style-name="Source_Text">batch_size</text:span>: 4096</text:p>
            </text:list-item>
          </text:list>
        </text:list-item>
        <text:list-item>
          <text:p text:style-name="P133"><text:span text:style-name="T1">Scenario utilise</text:span> :</text:p>
          <text:list text:style-name="L59">
            <text:list-item>
              <text:p text:style-name="P135"><text:span text:style-name="Source_Text">config/agents/SpaceMarine_Infantry_Troop_RangedSwarm/scenarios/SpaceMarine_Infantry_Troop_RangedSwarm_scenario_bot-1.json</text:span></text:p>
            </text:list-item>
            <text:list-item>
              <text:p text:style-name="P135">14 unites total (5 Space Marines joueur 1, 9 Tyranids joueur 2)</text:p>
            </text:list-item>
            <text:list-item>
              <text:p text:style-name="P135">5 objectifs (<text:span text:style-name="Source_Text">West</text:span>, <text:span text:style-name="Source_Text">North</text:span>, <text:span text:style-name="Source_Text">East</text:span>, <text:span text:style-name="Source_Text">South</text:span>, <text:span text:style-name="Source_Text">Center</text:span>)</text:p>
            </text:list-item>
            <text:list-item>
              <text:p text:style-name="P135">deploiement <text:span text:style-name="Source_Text">deployment_type: random</text:span>, <text:span text:style-name="Source_Text">deployment_zone: hammer</text:span></text:p>
            </text:list-item>
          </text:list>
        </text:list-item>
      </text:list>
      <text:p text:style-name="First_20_paragraph">Resultats attendus pour ce jeu d’essai :</text:p>
      <text:list text:style-name="L60">
        <text:list-item>
          <text:p text:style-name="P136">respect des actions valides par phase ;</text:p>
        </text:list-item>
        <text:list-item>
          <text:p text:style-name="P136">enregistrement des metriques critiques (<text:span text:style-name="Source_Text">game_critical/*</text:span>, <text:span text:style-name="Source_Text">training_critical/*</text:span>) ;</text:p>
        </text:list-item>
        <text:list-item>
          <text:p text:style-name="P136">evaluation intermediaire contre bots selon <text:span text:style-name="Source_Text">bot_eval_freq</text:span>.</text:p>
        </text:list-item>
      </text:list>
      <text:p text:style-name="First_20_paragraph">Resultats observes : [A completer avec tes captures TensorBoard, logs et win rates.]</text:p>
      <text:h text:style-name="Heading_20_3" text:outline-level="3"><text:bookmark-start text:name="veille-technologique-1"/>4.6 Veille technologique<text:bookmark-end text:name="veille-technologique-1"/></text:h>
      <text:p text:style-name="First_20_paragraph">Veille effectuee et visible dans les choix techniques :</text:p>
      <text:list text:style-name="L61">
        <text:list-item>
          <text:p text:style-name="P137">apprentissage par renforcement avec action masking (MaskablePPO) ;</text:p>
        </text:list-item>
        <text:list-item>
          <text:p text:style-name="P137">evaluation robuste via bots de reference (random/greedy/defensive) ;</text:p>
        </text:list-item>
        <text:list-item>
          <text:p text:style-name="P137">suivi metriques TensorBoard pour pilotage des hyperparametres ;</text:p>
        </text:list-item>
        <text:list-item>
          <text:p text:style-name="P137">pratiques de securisation backend (hash, tokens, validation) ;</text:p>
        </text:list-item>
        <text:list-item>
          <text:p text:style-name="P137">prise en compte des contraintes CDA/REAC (tests, securite, qualite, documentation).</text:p>
        </text:list-item>
      </text:list>
      <text:p text:style-name="Horizontal_20_Line"/>
      <text:h text:style-name="Heading_20_2" text:outline-level="2"><text:bookmark-start text:name="conclusion-1"/>5. Conclusion<text:bookmark-end text:name="conclusion-1"/></text:h>
      <text:p text:style-name="First_20_paragraph">Le projet a permis de realiser une application complete combinant moteur de simulation, API web, interface utilisateur et entrainement IA. Les objectifs de modularite, de coherence d’etat, de validation stricte et de suivi des performances ont ete atteints sur une base technique solide.</text:p>
      <text:p text:style-name="Text_20_body">Les difficultes principales ont porte sur la complexite des regles de phase, la synchronisation front/back et le reglage des hyperparametres d’entrainement. Les solutions retenues reposent sur une architecture clairement decoupee, des conventions de validation strictes, des scripts de controle et un pilotage par metriques.</text:p>
      <text:p text:style-name="Text_20_body">Perspectives d’amelioration :</text:p>
      <text:list text:style-name="L62">
        <text:list-item>
          <text:p text:style-name="P138">formaliser une campagne de tests automatisee type pytest/integration ;</text:p>
        </text:list-item>
        <text:list-item>
          <text:p text:style-name="P138">enrichir la partie base de donnees metier si besoin fonctionnel ;</text:p>
        </text:list-item>
        <text:list-item>
          <text:p text:style-name="P138">etendre les scenarios et la couverture de bots d’evaluation ;</text:p>
        </text:list-item>
        <text:list-item>
          <text:p text:style-name="P138">industrialiser davantage la CI/CD et les rapports qualite.</text:p>
        </text:list-item>
      </text:list>
      <text:p text:style-name="Horizontal_20_Line"/>
      <text:h text:style-name="Heading_20_2" text:outline-level="2"><text:bookmark-start text:name="annexes-1"/>Annexes<text:bookmark-end text:name="annexes-1"/></text:h>
      <text:p text:style-name="First_20_paragraph">Annexes a integrer :</text:p>
      <text:list text:style-name="L63">
        <text:list-item>
          <text:p text:style-name="P139">captures d’ecran des vues principales (<text:span text:style-name="Source_Text">/auth</text:span>, <text:span text:style-name="Source_Text">/game</text:span>, replay) ;</text:p>
        </text:list-item>
        <text:list-item>
          <text:p text:style-name="P139">extraits de code :</text:p>
          <text:list text:style-name="L64">
            <text:list-item>
              <text:p text:style-name="P140"><text:span text:style-name="Source_Text">services/api_server.py</text:span></text:p>
            </text:list-item>
            <text:list-item>
              <text:p text:style-name="P140"><text:span text:style-name="Source_Text">engine/w40k_core.py</text:span></text:p>
            </text:list-item>
            <text:list-item>
              <text:p text:style-name="P140"><text:span text:style-name="Source_Text">ai/train.py</text:span></text:p>
            </text:list-item>
            <text:list-item>
              <text:p text:style-name="P140"><text:span text:style-name="Source_Text">ai/training_callbacks.py</text:span></text:p>
            </text:list-item>
            <text:list-item>
              <text:p text:style-name="P140"><text:span text:style-name="Source_Text">frontend/src/components/BoardWithAPI.tsx</text:span></text:p>
            </text:list-item>
          </text:list>
        </text:list-item>
        <text:list-item>
          <text:p text:style-name="P139">schemas UML (cas d’utilisation + sequence) ;</text:p>
        </text:list-item>
        <text:list-item>
          <text:p text:style-name="P139">extrait SQL de <text:span text:style-name="Source_Text">initialize_auth_db()</text:span> ;</text:p>
        </text:list-item>
        <text:list-item>
          <text:p text:style-name="P139">captures TensorBoard (metriques critiques et evaluation bots) ;</text:p>
        </text:list-item>
        <text:list-item>
          <text:p text:style-name="P139">bibliographie/sources (Flask, SB3, sb3-contrib, React, Vite, PIXI, OWASP/ANSSI selon tes references).</text:p>
        </text:list-item>
      </text:list>
      <text:p text:style-name="Horizontal_20_Line"/>
      <text:h text:style-name="Heading_20_2" text:outline-level="2"><text:bookmark-start text:name="checklist-de-conformite-rereac-cda-1"/>Checklist de conformite (RE/REAC CDA)<text:bookmark-end text:name="checklist-de-conformite-rereac-cda-1"/></text:h>
      <text:list text:style-name="L65">
        <text:list-item>
          <text:p text:style-name="P141">☒ Liste des competences mises en oeuvre.</text:p>
        </text:list-item>
        <text:list-item>
          <text:p text:style-name="P141">☒ Cahier des charges / expression des besoins.</text:p>
        </text:list-item>
        <text:list-item>
          <text:p text:style-name="P141">☐ Presentation de l’entreprise/service (donnees personnelles a completer).</text:p>
        </text:list-item>
        <text:list-item>
          <text:p text:style-name="P141">☒ Gestion de projet (planning, suivi, environnement, qualite).</text:p>
        </text:list-item>
        <text:list-item>
          <text:p text:style-name="P141">☒ Specifications fonctionnelles et techniques.</text:p>
        </text:list-item>
        <text:list-item>
          <text:p text:style-name="P141">☒ Architecture logicielle.</text:p>
        </text:list-item>
        <text:list-item>
          <text:p text:style-name="P141">☒ Modele de donnees et script de creation DB (auth).</text:p>
        </text:list-item>
        <text:list-item>
          <text:p text:style-name="P141">☐ Diagrammes UML (a joindre).</text:p>
        </text:list-item>
        <text:list-item>
          <text:p text:style-name="P141">☒ Securite (mesures concretes).</text:p>
        </text:list-item>
        <text:list-item>
          <text:p text:style-name="P141">☒ Plan de tests.</text:p>
        </text:list-item>
        <text:list-item>
          <text:p text:style-name="P141">☒ Jeu d’essai concret.</text:p>
        </text:list-item>
        <text:list-item>
          <text:p text:style-name="P141">☒ Veille technologique.</text:p>
        </text:list-item>
      </text:list>
      <text:h text:style-name="Heading_20_1" text:outline-level="1"><text:bookmark-start text:name="memoire-de-projet---cda-2"/>Memoire de projet - CDA<text:bookmark-end text:name="memoire-de-projet---cda-2"/></text:h>
      <text:h text:style-name="Heading_20_2" text:outline-level="2"><text:bookmark-start text:name="page-de-garde-2"/>Page de garde<text:bookmark-end text:name="page-de-garde-2"/></text:h>
      <text:p text:style-name="First_20_paragraph"><text:span text:style-name="T1">Titre du memoire</text:span><text:line-break/>Conception et developpement d’un moteur de jeu Warhammer 40K avec intelligence artificielle par renforcement</text:p>
      <text:p text:style-name="Text_20_body"><text:span text:style-name="T1">Nom et prenom :</text:span> [A completer]<text:line-break/><text:span text:style-name="T1">Formation et annee :</text:span> [A completer]<text:line-break/><text:span text:style-name="T1">Entreprise :</text:span> [A completer]<text:line-break/><text:span text:style-name="T1">Tuteur entreprise :</text:span> [A completer]<text:line-break/><text:span text:style-name="T1">Tuteur pedagogique :</text:span> [A completer]<text:line-break/><text:span text:style-name="T1">Date :</text:span> [A completer]</text:p>
      <text:p text:style-name="Horizontal_20_Line"/>
      <text:h text:style-name="Heading_20_2" text:outline-level="2"><text:bookmark-start text:name="remerciements-2"/>Remerciements<text:bookmark-end text:name="remerciements-2"/></text:h>
      <text:p text:style-name="First_20_paragraph">Je tiens a remercier l’ensemble des personnes qui m’ont accompagne dans la realisation de ce projet.<text:line-break/>Je remercie particulierement mon tuteur en entreprise, [Nom], pour son encadrement, sa disponibilite et ses conseils techniques.<text:line-break/>Je remercie egalement les membres de l’equipe [Nom du service] pour leur accueil, leurs retours constructifs et leur soutien.<text:line-break/>Enfin, je remercie mes enseignants et l’equipe pedagogique de [Nom de l’ecole/centre] pour leur accompagnement methodologique.</text:p>
      <text:p text:style-name="Horizontal_20_Line"/>
      <text:h text:style-name="Heading_20_2" text:outline-level="2"><text:bookmark-start text:name="resume-2"/>Resume<text:bookmark-end text:name="resume-2"/></text:h>
      <text:p text:style-name="First_20_paragraph">Ce memoire presente le developpement d’une application de simulation tactique inspiree de Warhammer 40K, integreant un moteur de jeu et un module d’intelligence artificielle base sur l’apprentissage par renforcement. Le projet repose sur une architecture modulaire composee d’un backend Python exposant une API Flask, d’un frontend React/TypeScript (Vite), et d’un systeme d’entrainement IA utilisant Stable-Baselines3 (PPO et MaskablePPO).</text:p>
      <text:p text:style-name="Text_20_body">L’objectif principal est de permettre a des agents IA de prendre des decisions coherentes dans des phases de jeu complexes (mouvement, tir, charge, combat), tout en garantissant la coherence de l’etat de jeu et la robustesse logicielle. Le projet s’appuie sur des conventions strictes de validation, une structuration claire des configurations, et une separation nette entre moteur, API, interface et entrainement.</text:p>
      <text:p text:style-name="Horizontal_20_Line"/>
      <text:h text:style-name="Heading_20_2" text:outline-level="2"><text:bookmark-start text:name="introduction-2"/>Introduction<text:bookmark-end text:name="introduction-2"/></text:h>
      <text:p text:style-name="First_20_paragraph">Le projet s’inscrit dans un contexte de developpement logiciel combinant simulation tactique et intelligence artificielle. L’enjeu est de construire une application capable de reproduire un tour de jeu structure, tout en servant d’environnement d’entrainement pour des agents IA.</text:p>
      <text:p text:style-name="Text_20_body">Les objectifs sont :</text:p>
      <text:list text:style-name="L66">
        <text:list-item>
          <text:p text:style-name="P142">concevoir une architecture logicielle modulaire et maintenable ;</text:p>
        </text:list-item>
        <text:list-item>
          <text:p text:style-name="P142">implementer un moteur de regles fiable pour les differentes phases de jeu ;</text:p>
        </text:list-item>
        <text:list-item>
          <text:p text:style-name="P142">exposer les fonctionnalites via une API backend ;</text:p>
        </text:list-item>
        <text:list-item>
          <text:p text:style-name="P142">proposer une interface frontend exploitable ;</text:p>
        </text:list-item>
        <text:list-item>
          <text:p text:style-name="P142">entrainer et evaluer des agents IA a l’aide de techniques de renforcement.</text:p>
        </text:list-item>
      </text:list>
      <text:p text:style-name="Horizontal_20_Line"/>
      <text:h text:style-name="Heading_20_2" text:outline-level="2"><text:bookmark-start text:name="presentation-du-projet-2"/>1. Presentation du projet<text:bookmark-end text:name="presentation-du-projet-2"/></text:h>
      <text:h text:style-name="Heading_20_3" text:outline-level="3"><text:bookmark-start text:name="liste-des-competences-mises-en-oeuvre-2"/>1.1 Liste des competences mises en oeuvre<text:bookmark-end text:name="liste-des-competences-mises-en-oeuvre-2"/></text:h>
      <text:list text:style-name="L67">
        <text:list-item>
          <text:p text:style-name="P143">Installer et configurer un environnement de travail de developpement.</text:p>
        </text:list-item>
        <text:list-item>
          <text:p text:style-name="P143">Developper des interfaces utilisateur.</text:p>
        </text:list-item>
        <text:list-item>
          <text:p text:style-name="P143">Developper des composants metier.</text:p>
        </text:list-item>
        <text:list-item>
          <text:p text:style-name="P143">Contribuer a la gestion d’un projet informatique.</text:p>
        </text:list-item>
        <text:list-item>
          <text:p text:style-name="P143">Analyser les besoins et maquetter une application.</text:p>
        </text:list-item>
        <text:list-item>
          <text:p text:style-name="P143">Definir l’architecture logicielle d’une application.</text:p>
        </text:list-item>
        <text:list-item>
          <text:p text:style-name="P143">Concevoir et mettre en place une base de donnees relationnelle.</text:p>
        </text:list-item>
        <text:list-item>
          <text:p text:style-name="P143">Developper des composants d’acces aux donnees SQL et NoSQL.</text:p>
        </text:list-item>
        <text:list-item>
          <text:p text:style-name="P143">Preparer et executer des plans de tests.</text:p>
        </text:list-item>
        <text:list-item>
          <text:p text:style-name="P143">Preparer/documenter le deploiement et contribuer a la mise en production (demarche DevOps).</text:p>
        </text:list-item>
        <text:list-item>
          <text:p text:style-name="P143">Communiquer techniquement, resoudre les problemes et apprendre en continu (competences transversales).</text:p>
        </text:list-item>
      </text:list>
      <text:h text:style-name="Heading_20_3" text:outline-level="3"><text:bookmark-start text:name="cahier-des-charges-expression-des-besoins-2"/>1.2 Cahier des charges / expression des besoins<text:bookmark-end text:name="cahier-des-charges-expression-des-besoins-2"/></text:h>
      <text:p text:style-name="First_20_paragraph">Le besoin principal est de disposer d’un environnement capable de :</text:p>
      <text:list text:style-name="L68">
        <text:list-item>
          <text:p text:style-name="P144">simuler des phases de jeu tactique selon des regles definies ;</text:p>
        </text:list-item>
        <text:list-item>
          <text:p text:style-name="P144">fournir des interactions via API et interface utilisateur ;</text:p>
        </text:list-item>
        <text:list-item>
          <text:p text:style-name="P144">entrainer des agents IA sur ce meme environnement ;</text:p>
        </text:list-item>
        <text:list-item>
          <text:p text:style-name="P144">mesurer les performances et suivre les evolutions des modeles.</text:p>
        </text:list-item>
      </text:list>
      <text:p text:style-name="First_20_paragraph">Contraintes principales :</text:p>
      <text:list text:style-name="L69">
        <text:list-item>
          <text:p text:style-name="P145">respect strict des regles de phase ;</text:p>
        </text:list-item>
        <text:list-item>
          <text:p text:style-name="P145">coherence de l’etat applicatif ;</text:p>
        </text:list-item>
        <text:list-item>
          <text:p text:style-name="P145">robustesse de la logique metier ;</text:p>
        </text:list-item>
        <text:list-item>
          <text:p text:style-name="P145">maintenabilite et lisibilite du code ;</text:p>
        </text:list-item>
        <text:list-item>
          <text:p text:style-name="P145">possibilite d’ajuster les parametres d’entrainement sans modifier le coeur applicatif.</text:p>
        </text:list-item>
      </text:list>
      <text:h text:style-name="Heading_20_3" text:outline-level="3"><text:bookmark-start text:name="presentation-de-lentreprise-ou-du-service-2"/>1.3 Presentation de l’entreprise ou du service<text:bookmark-end text:name="presentation-de-lentreprise-ou-du-service-2"/></text:h>
      <text:p text:style-name="First_20_paragraph">[A completer avec ta situation reelle : secteur, taille, organisation, service d’accueil, role du service.]</text:p>
      <text:p text:style-name="Horizontal_20_Line"/>
      <text:h text:style-name="Heading_20_2" text:outline-level="2"><text:bookmark-start text:name="gestion-de-projet-2"/>2. Gestion de projet<text:bookmark-end text:name="gestion-de-projet-2"/></text:h>
      <text:h text:style-name="Heading_20_3" text:outline-level="3"><text:bookmark-start text:name="planning-et-suivi-2"/>2.1 Planning et suivi<text:bookmark-end text:name="planning-et-suivi-2"/></text:h>
      <text:p text:style-name="First_20_paragraph">Le projet a ete mene selon une approche iterative :</text:p>
      <text:list text:style-name="L70">
        <text:list-item>
          <text:p text:style-name="P146">cadrage du besoin ;</text:p>
        </text:list-item>
        <text:list-item>
          <text:p text:style-name="P146">definition de l’architecture cible ;</text:p>
        </text:list-item>
        <text:list-item>
          <text:p text:style-name="P146">implementation des briques principales ;</text:p>
        </text:list-item>
        <text:list-item>
          <text:p text:style-name="P146">tests et ajustements ;</text:p>
        </text:list-item>
        <text:list-item>
          <text:p text:style-name="P146">consolidation documentaire.</text:p>
        </text:list-item>
      </text:list>
      <text:p text:style-name="First_20_paragraph">Le suivi s’est appuye sur :</text:p>
      <text:list text:style-name="L71">
        <text:list-item>
          <text:p text:style-name="P147">des objectifs par iteration ;</text:p>
        </text:list-item>
        <text:list-item>
          <text:p text:style-name="P147">des points reguliers avec le tuteur ;</text:p>
        </text:list-item>
        <text:list-item>
          <text:p text:style-name="P147">une priorisation des taches critiques ;</text:p>
        </text:list-item>
        <text:list-item>
          <text:p text:style-name="P147">un suivi des anomalies et corrections.</text:p>
        </text:list-item>
      </text:list>
      <text:h text:style-name="Heading_20_3" text:outline-level="3"><text:bookmark-start text:name="environnement-humain-2"/>2.2 Environnement humain<text:bookmark-end text:name="environnement-humain-2"/></text:h>
      <text:list text:style-name="L72">
        <text:list-item>
          <text:p text:style-name="P148">Stagiaire/alternant : conception, developpement, tests, redaction.</text:p>
        </text:list-item>
        <text:list-item>
          <text:p text:style-name="P148">Tuteur entreprise : supervision, validation technique, arbitrage.</text:p>
        </text:list-item>
        <text:list-item>
          <text:p text:style-name="P148">Equipe technique : retours d’experience et revue des choix.</text:p>
        </text:list-item>
        <text:list-item>
          <text:p text:style-name="P148">Encadrement pedagogique : suivi methodologique.</text:p>
        </text:list-item>
      </text:list>
      <text:h text:style-name="Heading_20_3" text:outline-level="3"><text:bookmark-start text:name="objectifs-de-qualite-2"/>2.3 Objectifs de qualite<text:bookmark-end text:name="objectifs-de-qualite-2"/></text:h>
      <text:list text:style-name="L73">
        <text:list-item>
          <text:p text:style-name="P149">Fiabilite fonctionnelle du moteur.</text:p>
        </text:list-item>
        <text:list-item>
          <text:p text:style-name="P149">Coherence de la gestion d’etat.</text:p>
        </text:list-item>
        <text:list-item>
          <text:p text:style-name="P149">Clarte et maintenabilite du code.</text:p>
        </text:list-item>
        <text:list-item>
          <text:p text:style-name="P149">Tracabilite des configurations et des evolutions.</text:p>
        </text:list-item>
      </text:list>
      <text:p text:style-name="First_20_paragraph">Mesures appliquees :</text:p>
      <text:list text:style-name="L74">
        <text:list-item>
          <text:p text:style-name="P150">architecture modulaire ;</text:p>
        </text:list-item>
        <text:list-item>
          <text:p text:style-name="P150">validation explicite des donnees ;</text:p>
        </text:list-item>
        <text:list-item>
          <text:p text:style-name="P150">conventions de codage strictes ;</text:p>
        </text:list-item>
        <text:list-item>
          <text:p text:style-name="P150">separation claire des responsabilites (moteur/API/frontend/IA).</text:p>
        </text:list-item>
      </text:list>
      <text:p text:style-name="Horizontal_20_Line"/>
      <text:h text:style-name="Heading_20_2" text:outline-level="2"><text:bookmark-start text:name="specifications-fonctionnelles-et-techniques-2"/>3. Specifications fonctionnelles et techniques<text:bookmark-end text:name="specifications-fonctionnelles-et-techniques-2"/></text:h>
      <text:h text:style-name="Heading_20_3" text:outline-level="3"><text:bookmark-start text:name="specifications-fonctionnelles-2"/>3.1 Specifications fonctionnelles<text:bookmark-end text:name="specifications-fonctionnelles-2"/></text:h>
      <text:p text:style-name="First_20_paragraph">Fonctionnalites principales :</text:p>
      <text:list text:style-name="L75">
        <text:list-item>
          <text:p text:style-name="P151">gestion des unites et des actions disponibles ;</text:p>
        </text:list-item>
        <text:list-item>
          <text:p text:style-name="P151">simulation des phases de jeu (mouvement, tir, charge, combat) ;</text:p>
        </text:list-item>
        <text:list-item>
          <text:p text:style-name="P151">gestion de l’etat de partie ;</text:p>
        </text:list-item>
        <text:list-item>
          <text:p text:style-name="P151">visualisation et interaction via interface utilisateur ;</text:p>
        </text:list-item>
        <text:list-item>
          <text:p text:style-name="P151">entrainement d’agents IA parametrables.</text:p>
        </text:list-item>
      </text:list>
      <text:h text:style-name="Heading_20_3" text:outline-level="3"><text:bookmark-start text:name="contraintes-du-projet-et-livrables-attendus-2"/>3.2 Contraintes du projet et livrables attendus<text:bookmark-end text:name="contraintes-du-projet-et-livrables-attendus-2"/></text:h>
      <text:p text:style-name="First_20_paragraph">Contraintes :</text:p>
      <text:list text:style-name="L76">
        <text:list-item>
          <text:p text:style-name="P152">techniques (coherence de l’etat, performance) ;</text:p>
        </text:list-item>
        <text:list-item>
          <text:p text:style-name="P152">organisationnelles (validation continue) ;</text:p>
        </text:list-item>
        <text:list-item>
          <text:p text:style-name="P152">temporelles (jalons academiques/projet).</text:p>
        </text:list-item>
      </text:list>
      <text:p text:style-name="First_20_paragraph">Livrables :</text:p>
      <text:list text:style-name="L77">
        <text:list-item>
          <text:p text:style-name="P153">code source structure (<text:span text:style-name="Source_Text">engine/</text:span>, <text:span text:style-name="Source_Text">ai/</text:span>, <text:span text:style-name="Source_Text">config/</text:span>) ;</text:p>
        </text:list-item>
        <text:list-item>
          <text:p text:style-name="P153">backend API (<text:span text:style-name="Source_Text">services/api_server.py</text:span>) ;</text:p>
        </text:list-item>
        <text:list-item>
          <text:p text:style-name="P153">frontend React/TypeScript ;</text:p>
        </text:list-item>
        <text:list-item>
          <text:p text:style-name="P153">configurations d’agents et d’entrainement ;</text:p>
        </text:list-item>
        <text:list-item>
          <text:p text:style-name="P153">modeles IA entraines ;</text:p>
        </text:list-item>
        <text:list-item>
          <text:p text:style-name="P153">documentation technique.</text:p>
        </text:list-item>
      </text:list>
      <text:h text:style-name="Heading_20_3" text:outline-level="3"><text:bookmark-start text:name="architecture-logicielle-2"/>3.3 Architecture logicielle<text:bookmark-end text:name="architecture-logicielle-2"/></text:h>
      <text:p text:style-name="First_20_paragraph">L’application repose sur une architecture en composants :</text:p>
      <text:list text:style-name="L78">
        <text:list-item>
          <text:p text:style-name="P154"><text:span text:style-name="Source_Text">engine/</text:span> : regles de jeu et transitions de phase ;</text:p>
        </text:list-item>
        <text:list-item>
          <text:p text:style-name="P154"><text:span text:style-name="Source_Text">ai/</text:span> : entrainement, callbacks, metriques, modeles ;</text:p>
        </text:list-item>
        <text:list-item>
          <text:p text:style-name="P154"><text:span text:style-name="Source_Text">config/</text:span> : parametres agents/recompenses/entrainement ;</text:p>
        </text:list-item>
        <text:list-item>
          <text:p text:style-name="P154">API Flask : exposition des services ;</text:p>
        </text:list-item>
        <text:list-item>
          <text:p text:style-name="P154">frontend : interface de controle et de visualisation.</text:p>
        </text:list-item>
      </text:list>
      <text:h text:style-name="Heading_20_3" text:outline-level="3"><text:bookmark-start text:name="maquettes-et-enchainement-des-maquettes-2"/>3.4 Maquettes et enchainement des maquettes<text:bookmark-end text:name="maquettes-et-enchainement-des-maquettes-2"/></text:h>
      <text:p text:style-name="First_20_paragraph">[A completer avec tes maquettes/captures.]<text:line-break/>Inclure : ecran de selection, ecran principal, enchainement des ecrans, schema d’enchainement.</text:p>
      <text:h text:style-name="Heading_20_3" text:outline-level="3"><text:bookmark-start text:name="modele-entite-association-et-modele-physique-de-la-base-de-donnees-2"/>3.5 Modele entite-association et modele physique de la base de donnees<text:bookmark-end text:name="modele-entite-association-et-modele-physique-de-la-base-de-donnees-2"/></text:h>
      <text:p text:style-name="First_20_paragraph">Modele logique propose :</text:p>
      <text:list text:style-name="L79">
        <text:list-item>
          <text:p text:style-name="P155">Utilisateur</text:p>
        </text:list-item>
        <text:list-item>
          <text:p text:style-name="P155">Agent</text:p>
        </text:list-item>
        <text:list-item>
          <text:p text:style-name="P155">Configuration</text:p>
        </text:list-item>
        <text:list-item>
          <text:p text:style-name="P155">SessionEntrainement</text:p>
        </text:list-item>
        <text:list-item>
          <text:p text:style-name="P155">Metrique</text:p>
        </text:list-item>
        <text:list-item>
          <text:p text:style-name="P155">Modele</text:p>
        </text:list-item>
      </text:list>
      <text:p text:style-name="First_20_paragraph">Relations principales :</text:p>
      <text:list text:style-name="L80">
        <text:list-item>
          <text:p text:style-name="P156">un agent possede plusieurs configurations ;</text:p>
        </text:list-item>
        <text:list-item>
          <text:p text:style-name="P156">une session d’entrainement est liee a un agent et produit des metriques ;</text:p>
        </text:list-item>
        <text:list-item>
          <text:p text:style-name="P156">une session peut generer un modele entraine.</text:p>
        </text:list-item>
      </text:list>
      <text:p text:style-name="First_20_paragraph">[Adapter avec ton schema reel.]</text:p>
      <text:h text:style-name="Heading_20_3" text:outline-level="3"><text:bookmark-start text:name="script-de-creation-ou-de-modification-de-la-base-de-donnees-2"/>3.6 Script de creation ou de modification de la base de donnees<text:bookmark-end text:name="script-de-creation-ou-de-modification-de-la-base-de-donnees-2"/></text:h>
      <text:p text:style-name="First_20_paragraph">[A integrer en annexe + expliquer ici.]<text:line-break/>Ajouter le script SQL principal et son role (creation schema, contraintes, index, migration).</text:p>
      <text:h text:style-name="Heading_20_3" text:outline-level="3"><text:bookmark-start text:name="diagrammes-uml-1"/>3.7 Diagrammes UML<text:bookmark-end text:name="diagrammes-uml-1"/></text:h>
      <text:p text:style-name="First_20_paragraph">Ajouter :</text:p>
      <text:list text:style-name="L81">
        <text:list-item>
          <text:p text:style-name="P157">diagramme de cas d’utilisation ;</text:p>
        </text:list-item>
        <text:list-item>
          <text:p text:style-name="P157">diagramme de sequence sur 1 a 2 cas significatifs.</text:p>
        </text:list-item>
      </text:list>
      <text:p text:style-name="Horizontal_20_Line"/>
      <text:h text:style-name="Heading_20_2" text:outline-level="2"><text:bookmark-start text:name="realisations-techniques-2"/>4. Realisations techniques<text:bookmark-end text:name="realisations-techniques-2"/></text:h>
      <text:h text:style-name="Heading_20_3" text:outline-level="3"><text:bookmark-start text:name="specifications-techniques-du-projet-2"/>4.1 Specifications techniques du projet<text:bookmark-end text:name="specifications-techniques-du-projet-2"/></text:h>
      <text:p text:style-name="First_20_paragraph">Choix retenus :</text:p>
      <text:list text:style-name="L82">
        <text:list-item>
          <text:p text:style-name="P158">Python pour la logique metier et l’IA ;</text:p>
        </text:list-item>
        <text:list-item>
          <text:p text:style-name="P158">Flask pour l’API ;</text:p>
        </text:list-item>
        <text:list-item>
          <text:p text:style-name="P158">React + TypeScript + Vite pour l’interface ;</text:p>
        </text:list-item>
        <text:list-item>
          <text:p text:style-name="P158">Stable-Baselines3 (PPO / MaskablePPO) pour l’apprentissage.</text:p>
        </text:list-item>
      </text:list>
      <text:p text:style-name="First_20_paragraph">Justification : technologies matures, separation front/back claire, compatibilite forte avec les besoins de simulation et d’experimentation IA.</text:p>
      <text:h text:style-name="Heading_20_3" text:outline-level="3"><text:bookmark-start text:name="captures-decran-et-extraits-de-code-2"/>4.2 Captures d’ecran et extraits de code<text:bookmark-end text:name="captures-decran-et-extraits-de-code-2"/></text:h>
      <text:p text:style-name="First_20_paragraph">[Inserer ici 4 a 6 figures + legendes.]<text:line-break/>Inclure des extraits significatifs :</text:p>
      <text:list text:style-name="L83">
        <text:list-item>
          <text:p text:style-name="P159">interfaces utilisateur + code correspondant ;</text:p>
        </text:list-item>
        <text:list-item>
          <text:p text:style-name="P159">composants metier ;</text:p>
        </text:list-item>
        <text:list-item>
          <text:p text:style-name="P159">composants d’acces aux donnees ;</text:p>
        </text:list-item>
        <text:list-item>
          <text:p text:style-name="P159">autres composants (controleurs, utilitaires).</text:p>
        </text:list-item>
      </text:list>
      <text:h text:style-name="Heading_20_3" text:outline-level="3"><text:bookmark-start text:name="securite-2"/>4.3 Securite<text:bookmark-end text:name="securite-2"/></text:h>
      <text:p text:style-name="First_20_paragraph">Elements a presenter explicitement :</text:p>
      <text:list text:style-name="L84">
        <text:list-item>
          <text:p text:style-name="P160">validation stricte des entrees ;</text:p>
        </text:list-item>
        <text:list-item>
          <text:p text:style-name="P160">gestion explicite des erreurs et exceptions ;</text:p>
        </text:list-item>
        <text:list-item>
          <text:p text:style-name="P160">controle de coherence des donnees ;</text:p>
        </text:list-item>
        <text:list-item>
          <text:p text:style-name="P160">mesures de protection liees aux vulnérabilites identifiees.</text:p>
        </text:list-item>
      </text:list>
      <text:h text:style-name="Heading_20_3" text:outline-level="3"><text:bookmark-start text:name="plan-de-tests-2"/>4.4 Plan de tests<text:bookmark-end text:name="plan-de-tests-2"/></text:h>
      <text:p text:style-name="First_20_paragraph">Plan retenu :</text:p>
      <text:list text:style-name="L85">
        <text:list-item>
          <text:p text:style-name="P161">tests unitaires sur fonctions critiques ;</text:p>
        </text:list-item>
        <text:list-item>
          <text:p text:style-name="P161">tests fonctionnels sur les phases de jeu ;</text:p>
        </text:list-item>
        <text:list-item>
          <text:p text:style-name="P161">tests d’integration API/moteur ;</text:p>
        </text:list-item>
        <text:list-item>
          <text:p text:style-name="P161">verification des sorties d’entrainement IA ;</text:p>
        </text:list-item>
        <text:list-item>
          <text:p text:style-name="P161">tests de non-regression sur scenarios representatifs.</text:p>
        </text:list-item>
      </text:list>
      <text:h text:style-name="Heading_20_3" text:outline-level="3"><text:bookmark-start text:name="jeu-dessai-2"/>4.5 Jeu d’essai<text:bookmark-end text:name="jeu-dessai-2"/></text:h>
      <text:p text:style-name="First_20_paragraph">Exemple :</text:p>
      <text:list text:style-name="L86">
        <text:list-item>
          <text:p text:style-name="P162">Contexte : entrainement de l’agent <text:span text:style-name="Source_Text">SpaceMarine_Infantry_Troop_RangedSwarm</text:span> ;</text:p>
        </text:list-item>
        <text:list-item>
          <text:p text:style-name="P162">Entree : configuration d’entrainement + scenario initial ;</text:p>
        </text:list-item>
        <text:list-item>
          <text:p text:style-name="P162">Resultat attendu : enchainement d’actions valides selon la phase ;</text:p>
        </text:list-item>
        <text:list-item>
          <text:p text:style-name="P162">Resultat obtenu : [A completer] ;</text:p>
        </text:list-item>
        <text:list-item>
          <text:p text:style-name="P162">Analyse des ecarts : [A completer].</text:p>
        </text:list-item>
      </text:list>
      <text:h text:style-name="Heading_20_3" text:outline-level="3"><text:bookmark-start text:name="veille-technologique-2"/>4.6 Veille technologique<text:bookmark-end text:name="veille-technologique-2"/></text:h>
      <text:p text:style-name="First_20_paragraph">Decrire la veille realisee pendant le projet :</text:p>
      <text:list text:style-name="L87">
        <text:list-item>
          <text:p text:style-name="P163">vulnerabilites de securite ;</text:p>
        </text:list-item>
        <text:list-item>
          <text:p text:style-name="P163">outils/methodes de test ;</text:p>
        </text:list-item>
        <text:list-item>
          <text:p text:style-name="P163">pratiques de developpement securise ;</text:p>
        </text:list-item>
        <text:list-item>
          <text:p text:style-name="P163">solutions evaluees et decisions prises.</text:p>
        </text:list-item>
      </text:list>
      <text:p text:style-name="Horizontal_20_Line"/>
      <text:h text:style-name="Heading_20_2" text:outline-level="2"><text:bookmark-start text:name="conclusion-2"/>5. Conclusion<text:bookmark-end text:name="conclusion-2"/></text:h>
      <text:p text:style-name="First_20_paragraph">Le projet a permis de developper une application complete associant moteur de simulation tactique, API backend, interface frontend et entrainement d’agents IA. Les objectifs principaux de structuration, de coherence fonctionnelle et de mise en place d’un pipeline d’apprentissage ont ete atteints.</text:p>
      <text:p text:style-name="Text_20_body">Les difficultes majeures ont concerne la complexite des regles de jeu, la gestion rigoureuse de l’etat et le reglage des parametres d’apprentissage. Les solutions apportees reposent sur une architecture modulaire, des conventions strictes et une demarche iterative de validation.</text:p>
      <text:p text:style-name="Text_20_body">Perspectives :</text:p>
      <text:list text:style-name="L88">
        <text:list-item>
          <text:p text:style-name="P164">enrichissement des scenarios ;</text:p>
        </text:list-item>
        <text:list-item>
          <text:p text:style-name="P164">amelioration des performances IA ;</text:p>
        </text:list-item>
        <text:list-item>
          <text:p text:style-name="P164">automatisation plus poussee des tests ;</text:p>
        </text:list-item>
        <text:list-item>
          <text:p text:style-name="P164">amelioration continue de l’experience utilisateur.</text:p>
        </text:list-item>
      </text:list>
      <text:p text:style-name="Horizontal_20_Line"/>
      <text:h text:style-name="Heading_20_2" text:outline-level="2"><text:bookmark-start text:name="annexes-2"/>Annexes<text:bookmark-end text:name="annexes-2"/></text:h>
      <text:p text:style-name="First_20_paragraph">Annexes a prevoir (elements de la fonctionnalite la plus representative) :</text:p>
      <text:list text:style-name="L89">
        <text:list-item>
          <text:p text:style-name="P165">maquettes d’interfaces ;</text:p>
        </text:list-item>
        <text:list-item>
          <text:p text:style-name="P165">captures d’ecran et code correspondant ;</text:p>
        </text:list-item>
        <text:list-item>
          <text:p text:style-name="P165">code des composants metier significatifs ;</text:p>
        </text:list-item>
        <text:list-item>
          <text:p text:style-name="P165">code des composants d’acces aux donnees significatifs ;</text:p>
        </text:list-item>
        <text:list-item>
          <text:p text:style-name="P165">autres composants utiles (controleurs, utilitaires) ;</text:p>
        </text:list-item>
        <text:list-item>
          <text:p text:style-name="P165">script SQL de creation/modification BDD ;</text:p>
        </text:list-item>
        <text:list-item>
          <text:p text:style-name="P165">references bibliographiques et sources.</text:p>
        </text:list-item>
      </text:list>
      <text:p text:style-name="Horizontal_20_Line"/>
      <text:h text:style-name="Heading_20_2" text:outline-level="2"><text:bookmark-start text:name="checklist-de-conformite-rereac-cda-2"/>Checklist de conformite (RE/REAC CDA)<text:bookmark-end text:name="checklist-de-conformite-rereac-cda-2"/></text:h>
      <text:list text:style-name="L90">
        <text:list-item>
          <text:p text:style-name="P166">☐ Le dossier presente la liste des competences mobilisees.</text:p>
        </text:list-item>
        <text:list-item>
          <text:p text:style-name="P166">☐ Le cahier des charges / expression des besoins est explicite.</text:p>
        </text:list-item>
        <text:list-item>
          <text:p text:style-name="P166">☐ La presentation de l’entreprise et du service est complete.</text:p>
        </text:list-item>
        <text:list-item>
          <text:p text:style-name="P166">☐ La gestion de projet couvre planning, suivi, environnement humain, qualite.</text:p>
        </text:list-item>
        <text:list-item>
          <text:p text:style-name="P166">☐ Les specs fonctionnelles et techniques sont distinguees et justifiees.</text:p>
        </text:list-item>
        <text:list-item>
          <text:p text:style-name="P166">☐ Le modele de donnees + script BDD sont fournis.</text:p>
        </text:list-item>
        <text:list-item>
          <text:p text:style-name="P166">☐ Les diagrammes UML (cas d’utilisation + sequence) sont inclus.</text:p>
        </text:list-item>
        <text:list-item>
          <text:p text:style-name="P166">☐ Les choix de securite sont argumentes.</text:p>
        </text:list-item>
        <text:list-item>
          <text:p text:style-name="P166">☐ Un plan de tests et un jeu d’essai avec ecarts analyses sont fournis.</text:p>
        </text:list-item>
        <text:list-item>
          <text:p text:style-name="P166">☐ La veille technologique (dont securite) est documentee.</text:p>
        </text:list-item>
        <text:list-item>
          <text:p text:style-name="P166">☐ Le document reste dans la plage cible du dossier projet (hors annexes) selon le referentiel applicable. Mémoire de projet Conception et développement d’un moteur de jeu Warhammer 40K avec intelligence artificielle par renforcement Nom et prénom : [À compléter]Formation et année : [À compléter]Entreprise : [À compléter]Tuteur entreprise : [À compléter]Tuteur pédagogique : [À compléter]Date : [À compléter]</text:p>
        </text:list-item>
      </text:list>
      <text:p text:style-name="First_20_paragraph">Remerciements Je tiens à remercier l’ensemble des personnes qui m’ont accompagné dans la réalisation de ce projet.Je remercie particulièrement mon tuteur en entreprise, [Nom], pour son encadrement, sa disponibilité et la qualité de ses conseils techniques.Je remercie également les membres de l’équipe [Nom du service] pour leur accueil, leurs retours constructifs et leur soutien dans les différentes phases du développement.Enfin, je remercie mes enseignants et l’équipe pédagogique de [Nom de l’école/centre] pour leur accompagnement méthodologique tout au long de la formation.</text:p>
      <text:p text:style-name="Text_20_body">Résumé Ce mémoire présente le développement d’une application de simulation tactique inspirée de Warhammer 40K, intégrant un moteur de jeu et un module d’intelligence artificielle basé sur l’apprentissage par renforcement. Le projet repose sur une architecture modulaire composée d’un backend Python exposant une API Flask, d’un frontend React/TypeScript (Vite), et d’un système d’entraînement IA utilisant Stable-Baselines3 (PPO et MaskablePPO).L’objectif principal est de permettre à des agents IA de prendre des décisions cohérentes dans des phases de jeu complexes (mouvement, tir, charge, combat), tout en garantissant la cohérence de l’état de jeu et la robustesse logicielle. Le projet s’appuie sur des conventions strictes de validation, une structuration claire des configurations, et une séparation nette entre moteur, API, interface et entraînement.Le mémoire décrit le contexte du projet, les choix techniques, les spécifications fonctionnelles, les réalisations principales et les méthodes de qualité appliquées. Il se conclut par un bilan des résultats et des perspectives d’amélioration portant notamment sur l’optimisation de l’apprentissage, l’enrichissement des scénarios de test et l’industrialisation des outils de suivi.</text:p>
      <text:p text:style-name="Text_20_body">Introduction Le projet s’inscrit dans un contexte de développement logiciel combinant simulation tactique et intelligence artificielle. L’enjeu consiste à construire une application capable de reproduire un tour de jeu structuré, tout en servant d’environnement d’entraînement pour des agents IA.Les objectifs sont les suivants : 1. concevoir une architecture logicielle modulaire et maintenable ; 2. implémenter un moteur de règles fiable pour les différentes phases de jeu ; 3. exposer les fonctionnalités via une API backend ; 4. proposer une interface frontend exploitable ; 5. entraîner et évaluer des agents IA à l’aide de techniques de renforcement. Le mémoire est organisé en cinq parties : présentation du projet, gestion de projet, spécifications fonctionnelles et techniques, réalisations techniques, puis conclusion et perspectives.</text:p>
      <text:list text:style-name="L91">
        <text:list-item>
          <text:p text:style-name="P167">Présentation du projet 1.1 Liste des compétences mises en œuvre Compétences techniques mobilisées : développement backend en Python ; conception d’API REST avec Flask ; développement frontend avec React, TypeScript et Vite ; conception de logique métier orientée moteur de règles ; entraînement d’agents IA avec Stable-Baselines3 (PPO / MaskablePPO) ; configuration d’expériences d’apprentissage (fichiers de configuration agent/récompense/training). Compétences non techniques : analyse du besoin ; organisation du travail par itérations ; communication avec les parties prenantes ; documentation technique ; amélioration continue basée sur les retours de tests. Ces compétences ont permis de livrer une solution cohérente, évolutive et orientée qualité. 1.2 Cahier des charges / expression des besoins Le besoin initial était de disposer d’un environnement capable de : simuler des phases de jeu tactique selon des règles définies ; fournir des interactions via API et interface utilisateur ; entraîner des agents IA sur ce même environnement ; mesurer les performances et suivre les évolutions des modèles. Contraintes principales : respect strict des règles de phase ; cohérence d’état applicatif ; robustesse de la logique métier ; maintenabilité et lisibilité du code ; possibilité d’ajuster les paramètres d’entraînement sans modifier le cœur applicatif. 1.3 Présentation de l’entreprise ou du service [À compléter avec ta situation réelle]Exemple :L’entreprise [Nom] évolue dans le secteur [Secteur], avec une organisation [taille/type]. Le projet a été réalisé au sein du service [Nom du service], en charge de [missions principales]. Ce service contribue à [objectif métier] en collaboration avec [autres équipes].</text:p>
        </text:list-item>
        <text:list-item>
          <text:p text:style-name="P167">Gestion de projet 2.1 Planning et suivi Le projet a été mené selon une approche itérative :</text:p>
        </text:list-item>
        <text:list-item>
          <text:p text:style-name="P167">cadrage du besoin ;</text:p>
        </text:list-item>
        <text:list-item>
          <text:p text:style-name="P167">définition de l’architecture cible ;</text:p>
        </text:list-item>
        <text:list-item>
          <text:p text:style-name="P167">implémentation des briques principales ;</text:p>
        </text:list-item>
        <text:list-item>
          <text:p text:style-name="P167">phases de tests et ajustements ;</text:p>
        </text:list-item>
        <text:list-item>
          <text:p text:style-name="P167">consolidation documentaire. Le suivi d’avancement s’est appuyé sur : des objectifs par sprint/itération ; des points réguliers avec le tuteur ; une priorisation des tâches critiques ; un suivi des anomalies et corrections. 2.2 Environnement humain Acteurs impliqués : Stagiaire/alternant (moi-même) : conception, développement, tests, rédaction ; Tuteur entreprise : supervision, validation technique, arbitrage ; Équipe technique : retours d’expérience, revue de choix techniques ; Encadrement pédagogique : suivi méthodologique. La collaboration a été structurée autour d’échanges réguliers et de validations intermédiaires. 2.3 Objectifs de qualité Les objectifs de qualité définis étaient : fiabilité fonctionnelle du moteur ; cohérence de la gestion d’état ; clarté et maintenabilité du code ; traçabilité des configurations et des évolutions. Mesures mises en place : architecture modulaire ; validation explicite des données ; conventions de codage strictes ; séparation claire des responsabilités (moteur/API/frontend/IA).</text:p>
        </text:list-item>
        <text:list-item>
          <text:p text:style-name="P167">Spécifications fonctionnelles et techniques 3.1 Spécifications fonctionnelles Fonctionnalités principales : gestion des unités et des actions disponibles ; simulation des phases de jeu (mouvement, tir, charge, combat) ; gestion de l’état de partie ; visualisation et interaction via interface utilisateur ; entraînement d’agents IA paramétrables. Ces fonctionnalités répondent au besoin d’un environnement tactique à la fois simulable et exploitable pour l’apprentissage. 3.2 Contraintes du projet et livrables attendus Contraintes : techniques (cohérence de l’état, performance) ; organisationnelles (validation continue) ; temporelles (jalons académiques/projet). Livrables : code source structuré (engine/, ai/, config/) ; backend API (services/api_server.py) ; frontend React/TypeScript ; configurations d’agents et d’entraînement ; modèles IA entraînés ; documentation technique. 3.3 Architecture logicielle L’application repose sur une architecture en composants : Moteur (engine/) : règles de jeu et transitions de phase ; IA (ai/) : entraînement, callbacks, métriques, modèles ; Configuration (config/) : paramètres agents/récompenses/entraînement ; API Flask : exposition des services ; Frontend : interface de contrôle et visualisation. Cette architecture favorise l’évolutivité et la maintenance. 3.4 Maquettes et enchaînement des maquettes [À compléter avec tes captures]Éléments recommandés : écran de sélection d’agent ; écran principal de simulation ; affichage des actions/états ; visualisation des métriques d’entraînement. 3.5 Modèle entité-association et modèle physique de la base de données Modèle logique proposé : Utilisateur Agent Configuration SessionEntrainement Metrique Modele Relations principales : un agent possède plusieurs configurations ; une session d’entraînement est liée à un agent et produit des métriques ; une session peut générer un modèle entraîné. [Adapter selon ton schéma réel.] 3.6 Diagrammes UML Diagrammes à intégrer : cas d’utilisation (entraîner agent, lancer simulation, consulter résultats) ; séquence (frontend -&gt; API -&gt; moteur/IA -&gt; retour) ; diagramme de classes simplifié (optionnel).</text:p>
        </text:list-item>
        <text:list-item>
          <text:p text:style-name="P167">Réalisations techniques 4.1 Spécifications techniques du projet Choix retenus : Python pour la logique métier et l’IA ; Flask pour l’API ; React + TypeScript + Vite pour l’interface ; Stable-Baselines3 (PPO / MaskablePPO) pour l’apprentissage. Justification : technologies matures ; séparation front/back claire ; forte compatibilité avec les besoins de simulation et d’expérimentation IA. 4.2 Captures d’écran et extraits de code [Insérer ici 4 à 6 figures + légendes] : capture de l’interface principale ; capture d’une séquence de simulation ; extrait d’endpoint API ; extrait de configuration d’entraînement ; extrait de suivi de métriques. 4.3 Sécurité Mesures appliquées : validation stricte des entrées ; contrôle de cohérence des données de configuration ; gestion explicite des erreurs ; réduction des comportements implicites. [Ajouter auth/gestion des accès si présents dans ton projet.] 4.4 Plan de tests Plan retenu : tests unitaires sur fonctions critiques ; tests fonctionnels sur les phases de jeu ; tests d’intégration API/moteur ; vérification des sorties d’entraînement IA ; tests de non-régression sur scénarios représentatifs. 4.5 Jeu d’essai Exemple : Contexte : entraînement de l’agent SpaceMarine_Infantry_Troop_RangedSwarm ; Entrée : configuration d’entraînement + scénario initial ; Résultat attendu : enchaînement d’actions valides selon la phase ; Résultat observé : [à compléter] ; Écarts et corrections : [à compléter]. 4.6 Veille technologique La veille a porté sur : méthodes RL adaptées aux environnements contraints ; techniques de masquage d’actions invalides ; bonnes pratiques de structuration des pipelines d’entraînement ; suivi de métriques et interprétation des performances. Elle a permis de conforter les choix techniques et d’orienter les optimisations.</text:p>
        </text:list-item>
        <text:list-item>
          <text:p text:style-name="P167">Conclusion Le projet a permis de développer une application complète associant moteur de simulation tactique, API backend, interface frontend et entraînement d’agents IA. Les objectifs principaux de structuration, de cohérence fonctionnelle et de mise en place d’un pipeline d’apprentissage ont été atteints.Les difficultés majeures ont concerné la complexité des règles de jeu, la gestion rigoureuse de l’état et le réglage des paramètres d’apprentissage. Les solutions apportées reposent sur une architecture modulaire, des conventions strictes et une démarche itérative de validation.Les perspectives d’évolution incluent l’enrichissement des scénarios, l’amélioration des performances IA, l’automatisation des tests et l’amélioration continue de l’expérience utilisateur.</text:p>
        </text:list-item>
      </text:list>
      <text:p text:style-name="First_20_paragraph">Annexes captures d’écran de l’application ; extraits de code commentés ; diagrammes UML ; schéma de base de données ; références bibliographiques et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6-02-18T17:37:35Z</meta:creation-date>
    <dc:date>2026-02-18T17:37:35Z</dc:date>
  </office:meta>
</office:document-meta>
</file>